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TablePreview1.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175cm" fo:min-width="0.073cm"/>
    </style:style>
    <style:style style:name="gr6" style:family="graphic" style:parent-style-name="objectwithoutfill">
      <style:graphic-properties draw:fill="none" draw:textarea-vertical-align="middle"/>
    </style:style>
    <style:style style:name="gr7" style:family="graphic" style:parent-style-name="standard">
      <style:graphic-properties draw:stroke="solid" draw:stroke-dash="Dash_20_1" svg:stroke-width="0.01cm" svg:stroke-color="#999999" draw:marker-start-width="0cm" draw:marker-end-width="0cm" draw:stroke-linejoin="round" svg:stroke-linecap="butt" draw:fill="solid" draw:fill-color="#999999" draw:textarea-horizontal-align="center" draw:textarea-vertical-align="middle" fo:padding-top="0.13cm" fo:padding-bottom="0.13cm" fo:padding-left="0.255cm" fo:padding-right="0.255cm"/>
    </style:style>
    <style:style style:name="gr8" style:family="graphic" style:parent-style-name="standard">
      <style:graphic-properties draw:stroke="solid" draw:stroke-dash="Dash_20_1" svg:stroke-width="0.01cm" svg:stroke-color="#999999" draw:marker-start-width="0cm" draw:marker-end-width="0cm" draw:stroke-linejoin="none" svg:stroke-linecap="butt" draw:fill="solid" draw:fill-color="#999999" draw:textarea-horizontal-align="center" draw:textarea-vertical-align="middle" fo:padding-top="0.13cm" fo:padding-bottom="0.13cm" fo:padding-left="0.255cm" fo:padding-right="0.255cm"/>
    </style:style>
    <style:style style:name="gr9" style:family="graphic" style:parent-style-name="standard">
      <style:graphic-properties draw:stroke="solid" draw:stroke-dash="Dash_20_1" svg:stroke-width="0.01cm" svg:stroke-color="#999999" draw:marker-start-width="0cm" draw:marker-end-width="0cm" draw:stroke-linejoin="none" svg:stroke-linecap="butt" draw:textarea-horizontal-align="center" draw:textarea-vertical-align="middle" fo:padding-top="0.13cm" fo:padding-bottom="0.13cm" fo:padding-left="0.255cm" fo:padding-right="0.255cm"/>
    </style:style>
    <style:style style:name="gr10" style:family="graphic" style:parent-style-name="standard">
      <style:graphic-properties draw:stroke="solid" draw:stroke-dash="Dash_20_1" svg:stroke-width="0.01cm" svg:stroke-color="#999999" draw:marker-start-width="0cm" draw:marker-end-width="0cm" draw:stroke-linejoin="round" svg:stroke-linecap="butt" draw:textarea-horizontal-align="center" draw:textarea-vertical-align="middle" fo:padding-top="0.13cm" fo:padding-bottom="0.13cm" fo:padding-left="0.255cm" fo:padding-right="0.255cm"/>
    </style:style>
    <style:style style:name="gr11" style:family="graphic" style:parent-style-name="standard">
      <style:graphic-properties draw:stroke="solid" draw:stroke-dash="Dash_20_1" svg:stroke-width="0.01cm" svg:stroke-color="#0f0f0f" draw:marker-start-width="0cm" draw:marker-end-width="0cm" draw:stroke-linejoin="round" svg:stroke-linecap="butt" draw:textarea-horizontal-align="center" draw:textarea-vertical-align="middle" fo:padding-top="0.13cm" fo:padding-bottom="0.13cm" fo:padding-left="0.255cm" fo:padding-right="0.255cm"/>
    </style:style>
    <style:style style:name="gr12" style:family="graphic" style:parent-style-name="standard">
      <style:graphic-properties draw:stroke="dash" draw:stroke-dash="一点鎖線" svg:stroke-width="0.01cm" svg:stroke-color="#0f0f0f" draw:marker-start-width="0cm" draw:marker-end-width="0cm" draw:stroke-linejoin="round" svg:stroke-linecap="butt" draw:textarea-horizontal-align="center" draw:textarea-vertical-align="middle" fo:padding-top="0.13cm" fo:padding-bottom="0.13cm" fo:padding-left="0.255cm" fo:padding-right="0.255cm"/>
    </style:style>
    <style:style style:name="gr13" style:family="graphic" style:parent-style-name="standard">
      <style:graphic-properties draw:stroke="solid" draw:stroke-dash="Dash_20_1" svg:stroke-width="0.01cm" svg:stroke-color="#0f0f0f" draw:marker-start-width="0cm" draw:marker-end-width="0cm" draw:stroke-linejoin="none" svg:stroke-linecap="butt" draw:textarea-horizontal-align="center" draw:textarea-vertical-align="middle" fo:padding-top="0.13cm" fo:padding-bottom="0.13cm" fo:padding-left="0.255cm" fo:padding-right="0.255cm"/>
    </style:style>
    <style:style style:name="co1" style:family="table-column">
      <style:table-column-properties style:column-width="1.995cm" style:use-optimal-column-width="false"/>
    </style:style>
    <style:style style:name="co2" style:family="table-column">
      <style:table-column-properties style:column-width="9.014cm" style:use-optimal-column-width="false"/>
    </style:style>
    <style:style style:name="co3" style:family="table-column">
      <style:table-column-properties style:column-width="2.013cm" style:use-optimal-column-width="false"/>
    </style:style>
    <style:style style:name="co4" style:family="table-column">
      <style:table-column-properties style:column-width="4.978cm" style:use-optimal-column-width="false"/>
    </style:style>
    <style:style style:name="ro1" style:family="table-row">
      <style:table-row-properties style:row-height="0.803cm"/>
    </style:style>
    <style:style style:name="ro2" style:family="table-row">
      <style:table-row-properties style:row-height="0.808cm"/>
    </style:style>
    <style:style style:name="ce1"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6pt solid #000000" fo:border-right="none" fo:border-top="0.06pt solid #000000" fo:border-bottom="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none"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none" fo:border-right="0.06pt solid #000000" fo:border-top="0.06pt solid #000000" fo:border-bottom="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start" fo:text-indent="0cm" fo:border-left="0.06pt solid #000000" fo:border-right="0.06pt solid #000000" fo:border-top="none" fo:border-bottom="0.06pt solid #000000"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left="0.06pt solid #000000" fo:border-right="0.06pt solid #000000" fo:border-top="0.06pt solid #000000" fo:border-bottom="none" style:text-autospace="none" style:punctuation-wrap="simple" style:line-break="strict" style:writing-mode="lr-tb">
        <style:tab-stops/>
      </style:paragraph-properties>
      <style:text-properties style:use-window-font-color="true" style:text-outline="false" style:text-line-through-style="none" style:text-position="0% 100%" fo:font-family="'ヒラギノ丸ゴ Pro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ja" style:country-asian="JP" style:language-complex="hi" style:country-complex="IN" style:text-scale="100%" fo:hyphenate="false"/>
    </style:style>
    <style:style style:name="P3"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text-position="0% 100%" fo:font-family="'ヒラギノ丸ゴ Pro W4'" style:font-pitch="variable" fo:font-size="12pt" fo:letter-spacing="normal" fo:language="en" fo:country="US" style:text-underline-mode="continuous" style:text-overline-mode="continuous" style:text-line-through-mode="continuous" style:font-size-asian="12pt" style:language-asian="ja" style:country-asian="JP" style:font-size-complex="12pt" style:language-complex="hi" style:country-complex="IN" style:text-scale="100%" fo:hyphenate="false"/>
    </style:style>
    <style:style style:name="P4"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text-position="0% 100%" fo:font-family="'ヒラギノ丸ゴ Pro W4'" style:font-pitch="variable" fo:font-size="12pt" fo:letter-spacing="normal" fo:language="en" fo:country="US" style:text-underline-mode="continuous" style:text-overline-mode="continuous" style:text-line-through-mode="continuous" style:font-size-asian="12pt" style:language-asian="ja" style:country-asian="JP" style:font-size-complex="12pt" style:language-complex="hi" style:country-complex="IN" style:text-scale="100%" fo:hyphenate="false"/>
    </style:style>
    <style:style style:name="P5" style:family="paragraph">
      <style:text-properties fo:font-family="'ヒラギノ丸ゴ ProN W4'" style:font-pitch="variable"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family="'ヒラギノ丸ゴ ProN W4'" style:font-pitch="variable" fo:font-size="20pt" style:font-size-asian="20pt" style:font-size-complex="20pt"/>
    </style:style>
    <style:style style:name="P8" style:family="paragraph">
      <style:text-properties fo:font-family="'ヒラギノ丸ゴ ProN W4'" style:font-pitch="variable" fo:font-size="12pt" fo:font-weight="350" style:font-family-asian="'ヒラギノ丸ゴ ProN W4'" style:font-style-name-asian="標準" style:font-pitch-asian="variable" style:font-size-asian="12pt" style:font-weight-asian="350" style:font-size-complex="18pt"/>
    </style:style>
    <style:style style:name="P9" style:family="paragraph">
      <style:paragraph-properties fo:text-align="center"/>
      <style:text-properties fo:font-family="'ヒラギノ丸ゴ ProN W4'" style:font-pitch="variable" fo:font-size="12pt" fo:font-weight="350" style:font-family-asian="'ヒラギノ丸ゴ ProN W4'" style:font-style-name-asian="標準" style:font-pitch-asian="variable" style:font-size-asian="12pt" style:font-weight-asian="350" style:font-size-complex="18pt"/>
    </style:style>
    <style:style style:name="T1" style:family="text">
      <style:text-properties style:use-window-font-color="true" style:text-outline="false" style:text-line-through-style="none" style:text-position="0% 100%" fo:font-family="'ヒラギノ丸ゴ ProN W4'" style:font-style-name="標準"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use-window-font-color="true" style:text-outline="false" style:text-line-through-style="none" style:text-position="0% 100%" fo:font-family="'ヒラギノ丸ゴ ProN W4'" style:font-pitch="variable" fo:font-size="12pt" fo:letter-spacing="normal" fo:language="en" fo:country="US" fo:font-style="normal" fo:text-shadow="none" style:text-underline-style="none" fo:font-weight="350" style:text-underline-mode="continuous" style:text-overline-mode="continuous" style:text-line-through-mode="continuous" style:letter-kerning="true" style:font-family-asian="'ヒラギノ丸ゴ ProN W4'" style:font-style-name-asian="標準" style:font-pitch-asian="variable" style:font-size-asian="12pt" style:language-asian="ja" style:country-asian="JP" style:font-style-asian="normal" style:font-weight-asian="350" style:font-family-complex="'Arial Unicode MS'" style:font-family-generic-complex="system" style:font-pitch-complex="variable"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family="'ヒラギノ丸ゴ ProN W4'" style:font-pitch="variable" fo:font-size="10pt" style:font-size-asian="10pt" style:font-size-complex="10pt"/>
    </style:style>
    <style:style style:name="T4" style:family="text">
      <style:text-properties fo:font-family="'ヒラギノ丸ゴ ProN W4'" style:font-pitch="variable" fo:font-size="20pt" style:font-size-asian="20pt" style:font-size-complex="20pt"/>
    </style:style>
    <style:style style:name="T5" style:family="text">
      <style:text-properties fo:font-family="'ヒラギノ丸ゴ ProN W4'" style:font-pitch="variable" fo:font-size="12pt" fo:font-weight="350" style:font-family-asian="'ヒラギノ丸ゴ ProN W4'" style:font-style-name-asian="標準" style:font-pitch-asian="variable" style:font-size-asian="12pt" style:font-weight-asian="350"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18cm" svg:height="26cm" svg:x="1.5cm" svg:y="1.5cm">
          <text:p/>
          <draw:enhanced-geometry svg:viewBox="0 0 21600 21600" draw:type="rectangle" draw:enhanced-path="M 0 0 L 21600 0 21600 21600 0 21600 0 0 Z N"/>
        </draw:custom-shape>
        <draw:frame draw:style-name="standard" draw:layer="layout" svg:width="17.999cm" svg:height="8.837cm" svg:x="1.5cm" svg:y="18.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2"><text:span text:style-name="T1">No.</text:span></text:p>
              </table:table-cell>
              <table:table-cell>
                <text:p text:style-name="P2"><text:span text:style-name="T1">Name</text:span></text:p>
              </table:table-cell>
              <table:table-cell table:style-name="ce2">
                <text:p text:style-name="P2"><text:span text:style-name="T1">Qty.</text:span></text:p>
              </table:table-cell>
              <table:table-cell table:style-name="ce2">
                <text:p text:style-name="P2"><text:span text:style-name="T1">Remarks</text:span></text:p>
              </table:table-cell>
            </table:table-row>
            <table:table-row table:style-name="ro1" table:default-cell-style-name="ce3">
              <table:table-cell>
                <text:p text:style-name="P3"><text:span text:style-name="T1">1</text:span></text:p>
              </table:table-cell>
              <table:table-cell table:style-name="ce4">
                <text:p text:style-name="P4"><text:span text:style-name="T1">Plate, Checkerboard - Waist</text:span></text:p>
              </table:table-cell>
              <table:table-cell>
                <text:p text:style-name="P3"><text:span text:style-name="T1">1</text:span></text:p>
              </table:table-cell>
              <table:table-cell table:style-name="ce5">
                <text:p text:style-name="P4"><text:span text:style-name="T2">8 x 5 - 25mm</text:span></text:p>
              </table:table-cell>
            </table:table-row>
            <table:table-row table:style-name="ro1">
              <table:table-cell table:style-name="ce6"/>
              <table:table-cell table:style-name="ce7"/>
              <table:table-cell table:style-name="ce8"/>
              <table:table-cell table:style-name="ce5"/>
            </table:table-row>
            <table:table-row table:style-name="ro1" table:default-cell-style-name="ce3">
              <table:table-cell/>
              <table:table-cell table:style-name="ce9"/>
              <table:table-cell/>
              <table:table-cell table:style-name="ce5"/>
            </table:table-row>
            <table:table-row table:style-name="ro1" table:default-cell-style-name="ce3">
              <table:table-cell/>
              <table:table-cell table:style-name="ce5"/>
              <table:table-cell/>
              <table:table-cell table:style-name="ce5"/>
            </table:table-row>
            <table:table-row table:style-name="ro1" table:default-cell-style-name="ce3">
              <table:table-cell/>
              <table:table-cell table:style-name="ce5"/>
              <table:table-cell/>
              <table:table-cell table:style-name="ce5"/>
            </table:table-row>
            <table:table-row table:style-name="ro1" table:default-cell-style-name="ce10">
              <table:table-cell/>
              <table:table-cell table:style-name="ce4"/>
              <table:table-cell/>
              <table:table-cell table:style-name="ce4"/>
            </table:table-row>
            <table:table-row table:style-name="ro1">
              <table:table-cell table:style-name="ce3"/>
              <table:table-cell table:style-name="ce4"/>
              <table:table-cell table:style-name="ce10"/>
              <table:table-cell table:style-name="ce5"/>
            </table:table-row>
            <table:table-row table:style-name="ro1" table:default-cell-style-name="ce3">
              <table:table-cell/>
              <table:table-cell table:style-name="ce5"/>
              <table:table-cell/>
              <table:table-cell table:style-name="ce5"/>
            </table:table-row>
            <table:table-row table:style-name="ro1">
              <table:table-cell table:style-name="ce3"/>
              <table:table-cell table:style-name="ce4"/>
              <table:table-cell table:style-name="ce10"/>
              <table:table-cell table:style-name="ce5"/>
            </table:table-row>
            <table:table-row table:style-name="ro2" table:default-cell-style-name="ce5">
              <table:table-cell table:style-name="ce3"/>
              <table:table-cell/>
              <table:table-cell/>
              <table:table-cell/>
            </table:table-row>
          </table:table>
          <draw:image xlink:href="Pictures/TablePreview1.svm" xlink:type="simple" xlink:show="embed" xlink:actuate="onLoad"/>
        </draw:frame>
        <draw:frame draw:style-name="gr2" draw:text-style-name="P5" draw:layer="layout" svg:width="7.957cm" svg:height="0.602cm" svg:x="6.522cm" svg:y="27.6cm">
          <draw:text-box>
            <text:p><text:span text:style-name="T3">TORK - Tokyo Opensource Robotics Kyokai</text:span></text:p>
          </draw:text-box>
        </draw:frame>
        <draw:frame draw:style-name="gr3" draw:text-style-name="P7" draw:layer="layout" svg:width="13.02cm" svg:height="0.962cm" svg:x="2.3cm" svg:y="2.019cm">
          <draw:text-box>
            <text:p text:style-name="P6"><text:span text:style-name="T4">Checkerboard for NEXTAGE - Waist</text:span></text:p>
          </draw:text-box>
        </draw:frame>
        <draw:line draw:style-name="gr4" draw:text-style-name="P1" draw:layer="layout" svg:x1="1.5cm" svg:y1="3.3cm" svg:x2="19.5cm" svg:y2="3.3cm">
          <text:p/>
        </draw:line>
        <draw:frame draw:style-name="gr5" draw:text-style-name="P8" draw:layer="layout" svg:width="0.777cm" svg:height="0.675cm" svg:x="5.05cm" svg:y="10.35cm">
          <draw:text-box>
            <text:p><text:span text:style-name="T5">1</text:span></text:p>
          </draw:text-box>
        </draw:frame>
        <draw:line draw:style-name="gr6" draw:text-style-name="P9" draw:layer="layout" svg:x1="5.6cm" svg:y1="10.867cm" svg:x2="6.733cm" svg:y2="12cm">
          <text:p/>
        </draw:line>
        <draw:g>
          <draw:polyline draw:style-name="gr7" draw:text-style-name="P1" draw:layer="layout" svg:width="0.624cm" svg:height="1.544cm" draw:transform="skewX (0.0010471975511967) rotate (-2.35567089141675) translate (12.6296379721325cm 8.07276210914621cm)" svg:viewBox="0 0 625 1545" draw:points="377,1544 379,1544 383,1544 385,1544 388,1545 391,1544 393,1544 395,1544 399,1544 402,1543 405,1542 409,1542 412,1541 415,1540 418,1539 421,1538 424,1537 427,1536 430,1535 433,1534 436,1533 439,1532 441,1530 444,1529 447,1528 451,1526 453,1524 459,1520 465,1516 470,1513 475,1509 482,1504 487,1499 493,1495 499,1489 506,1482 512,1476 518,1470 523,1464 529,1458 534,1451 539,1444 544,1437 549,1430 554,1423 559,1416 563,1408 567,1400 572,1393 576,1385 580,1377 584,1369 587,1360 591,1352 595,1344 598,1335 601,1326 604,1318 607,1311 609,1302 611,1294 613,1284 615,1276 617,1268 618,1259 620,1251 621,1242 623,1234 624,1225 624,1217 625,1208 625,1200 625,1192 625,1184 625,1174 625,1167 623,1159 623,1151 622,1138 620,1126 618,1114 616,1104 597,1023 510,674 364,158 356,130 351,115 346,100 343,93 340,86 337,80 333,74 330,67 326,61 323,56 322,53 320,51 318,49 316,45 314,43 312,41 310,39 309,36 307,34 305,32 303,30 301,28 299,26 297,24 295,24 293,22 291,20 289,18 286,17 284,15 281,14 280,13 277,12 275,10 273,10 271,8 269,8 267,6 265,6 262,5 260,5 257,4 256,3 253,2 251,2 249,2 246,1 244,1 240,1 238,1 235,0 232,1 230,1 226,1 224,1 221,2 219,2 216,1 213,2 211,2 208,3 205,4 203,4 201,5 200,6 197,7 194,8 191,9 189,9 186,10 181,13 178,14 175,15 170,18 165,21 160,24 154,28 148,32 142,36 136,40 131,45 127,49 121,53 116,58 110,64 105,68 100,75 94,81 90,87 85,92 81,98 77,104 72,111 67,118 63,126 59,133 55,141 51,147 48,154 45,161 40,168 37,175 34,182 32,190 28,198 25,205 23,212 20,221 18,229 16,237 14,245 11,254 9,260 7,268 6,275 5,282 4,291 3,300 2,307 2,315 1,324 0,331 0,339 0,347 0,355 1,362 2,370 2,378 4,388 4,398 6,408 7,417 10,428 12,438 17,457 278,1427 282,1443 286,1452 288,1458 291,1465 292,1470 295,1475 298,1480 299,1485 302,1488 304,1492 306,1496 308,1498 309,1501 312,1504 314,1508 316,1510 318,1512 319,1513 321,1515 321,1516 323,1518 324,1519 326,1521 328,1523 329,1524 331,1526 332,1527 335,1528 336,1529 337,1530 338,1531 341,1532 342,1533 343,1534 346,1535 347,1536 349,1536 351,1538 353,1538 356,1539 357,1540 360,1541 362,1541 363,1542 365,1542 367,1542 370,1543 371,1544 373,1544 375,1544 377,1544">
            <text:p/>
          </draw:polyline>
          <draw:circle draw:style-name="gr8" draw:text-style-name="P1" draw:layer="layout" svg:width="1.931cm" svg:height="1.932cm" svg:x="10.972cm" svg:y="7.114cm" draw:kind="arc" draw:start-angle="204.85" draw:end-angle="211.75">
            <text:p/>
          </draw:circle>
          <draw:circle draw:style-name="gr8" draw:text-style-name="P1" draw:layer="layout" svg:width="12.181cm" svg:height="12.182cm" svg:x="0.723cm" svg:y="5.382cm" draw:kind="arc" draw:start-angle="0.22" draw:end-angle="10.51">
            <text:p/>
          </draw:circle>
          <draw:line draw:style-name="gr7" draw:text-style-name="P1" draw:layer="layout" svg:x1="12.802cm" svg:y1="10.361cm" svg:x2="12.673cm" svg:y2="9.782cm">
            <text:p/>
          </draw:line>
          <draw:circle draw:style-name="gr8" draw:text-style-name="P1" draw:layer="layout" svg:width="7.714cm" svg:height="7.713cm" svg:x="11.402cm" svg:y="6.607cm" draw:kind="arc" draw:start-angle="161.15" draw:end-angle="169.91">
            <text:p/>
          </draw:circle>
          <draw:circle draw:style-name="gr8" draw:text-style-name="P1" draw:layer="layout" svg:width="8.995cm" svg:height="8.995cm" svg:x="11.396cm" svg:y="6.057cm" draw:kind="arc" draw:start-angle="170.18" draw:end-angle="180.29">
            <text:p/>
          </draw:circle>
          <draw:polyline draw:style-name="gr7" draw:text-style-name="P1" draw:layer="layout" svg:width="1.647cm" svg:height="0.564cm" draw:transform="skewX (0.00122173047639603) rotate (2.94803563954362) translate (12.9045099418563cm 11.4482621250207cm)" svg:viewBox="0 0 1648 565" draw:points="0,0 66,0 133,1 204,3 274,8 346,14 418,20 488,29 559,39 615,50 672,60 727,71 781,83 834,97 887,111 937,127 988,144 1055,168 1088,181 1121,194 1152,208 1182,222 1213,236 1242,252 1272,266 1300,282 1329,298 1356,315 1383,333 1409,351 1434,369 1461,388 1485,408 1510,427 1533,448 1557,471 1581,494 1604,516 1626,541 1648,565">
            <text:p/>
          </draw:polyline>
          <draw:circle draw:style-name="gr9" draw:text-style-name="P1" draw:layer="layout" svg:width="0.144cm" svg:height="0.144cm" svg:x="12.147cm" svg:y="13.938cm" draw:kind="arc" draw:start-angle="114.54" draw:end-angle="176.57">
            <text:p/>
          </draw:circle>
          <draw:ellipse draw:style-name="gr9" draw:text-style-name="P1" draw:layer="layout" svg:width="0.291cm" svg:height="0.29cm" svg:x="12.114cm" svg:y="13.926cm" draw:kind="arc" draw:start-angle="104.57" draw:end-angle="119.05">
            <text:p/>
          </draw:ellipse>
          <draw:line draw:style-name="gr10" draw:text-style-name="P1" draw:layer="layout" svg:x1="12.149cm" svg:y1="14.117cm" svg:x2="12.149cm" svg:y2="14.007cm">
            <text:p/>
          </draw:line>
          <draw:circle draw:style-name="gr9" draw:text-style-name="P1" draw:layer="layout" svg:width="0.144cm" svg:height="0.143cm" svg:x="13.77cm" svg:y="14.189cm" draw:kind="arc" draw:start-angle="114.54" draw:end-angle="176.63">
            <text:p/>
          </draw:circle>
          <draw:polyline draw:style-name="gr10" draw:text-style-name="P1" draw:layer="layout" svg:width="0.123cm" svg:height="0.269cm" draw:transform="rotate (0.785398163397448) translate (13.8121237508014cm 14.1964200717023cm)" svg:viewBox="0 0 124 270" draw:points="0,0 4,0 8,2 11,3 15,5 18,6 24,8 28,10 33,13 38,16 43,19 48,22 52,26 57,29 61,33 67,37 71,41 75,45 78,49 82,53 85,58 90,63 94,67 97,72 100,76 102,80 105,85 108,90 111,95 112,98 113,99 114,102 115,105 116,108 117,109 118,112 119,115 119,117 120,120 120,122 122,124 122,126 122,128 123,131 123,133 124,136 124,138 123,141 124,144 124,146 123,149 124,152 124,154 123,157 123,159 123,161 121,163 121,165 121,167 120,170 119,171 118,174 117,175 117,177 115,179 115,181 114,182 112,184 111,185 111,187 109,189 108,190 106,192 28,270">
            <text:p/>
          </draw:polyline>
          <draw:line draw:style-name="gr10" draw:text-style-name="P1" draw:layer="layout" svg:x1="13.77cm" svg:y1="14.368cm" svg:x2="13.77cm" svg:y2="14.257cm">
            <text:p/>
          </draw:line>
          <draw:circle draw:style-name="gr9" draw:text-style-name="P1" draw:layer="layout" svg:width="0.144cm" svg:height="0.143cm" svg:x="13.519cm" svg:y="14.73cm" draw:kind="arc" draw:start-angle="115.56" draw:end-angle="176.63">
            <text:p/>
          </draw:circle>
          <draw:polyline draw:style-name="gr10" draw:text-style-name="P1" draw:layer="layout" svg:width="0.123cm" svg:height="0.268cm" draw:transform="rotate (0.785398163397448) translate (13.5606344336706cm 14.7373450771115cm)" svg:viewBox="0 0 124 269" draw:points="0,0 4,0 8,2 12,4 15,5 20,6 24,8 29,11 33,13 38,16 43,19 48,22 52,26 57,29 62,34 67,37 71,41 75,45 79,50 83,54 87,58 90,63 94,67 97,72 100,76 103,81 106,86 108,90 111,95 112,98 114,100 114,102 115,105 117,107 118,110 118,112 119,115 120,118 120,120 122,122 122,124 122,126 123,129 123,131 124,134 124,136 124,138 124,142 124,144 124,146 124,150 124,152 124,154 123,157 123,159 123,161 122,164 122,166 121,167 120,170 120,172 118,174 118,176 117,177 116,180 115,181 114,182 113,185 112,186 111,187 109,189 108,190 106,192 29,269">
            <text:p/>
          </draw:polyline>
          <draw:line draw:style-name="gr10" draw:text-style-name="P1" draw:layer="layout" svg:x1="13.52cm" svg:y1="14.908cm" svg:x2="13.52cm" svg:y2="14.798cm">
            <text:p/>
          </draw:line>
          <draw:line draw:style-name="gr10" draw:text-style-name="P1" draw:layer="layout" svg:x1="12.223cm" svg:y1="13.445cm" svg:x2="12.223cm" svg:y2="14.513cm">
            <text:p/>
          </draw:line>
          <draw:line draw:style-name="gr10" draw:text-style-name="P1" draw:layer="layout" svg:x1="13.697cm" svg:y1="13.445cm" svg:x2="13.697cm" svg:y2="14.513cm">
            <text:p/>
          </draw:line>
          <draw:line draw:style-name="gr10" draw:text-style-name="P1" draw:layer="layout" svg:x1="12.296cm" svg:y1="13.532cm" svg:x2="12.035cm" svg:y2="13.219cm">
            <text:p/>
          </draw:line>
          <draw:line draw:style-name="gr10" draw:text-style-name="P1" draw:layer="layout" svg:x1="13.887cm" svg:y1="13.217cm" svg:x2="13.624cm" svg:y2="13.532cm">
            <text:p/>
          </draw:line>
          <draw:line draw:style-name="gr10" draw:text-style-name="P1" draw:layer="layout" svg:x1="14.124cm" svg:y1="14.513cm" svg:x2="14.124cm" svg:y2="14.694cm">
            <text:p/>
          </draw:line>
          <draw:line draw:style-name="gr10" draw:text-style-name="P1" draw:layer="layout" svg:x1="11.796cm" svg:y1="14.513cm" svg:x2="11.796cm" svg:y2="14.694cm">
            <text:p/>
          </draw:line>
          <draw:line draw:style-name="gr10" draw:text-style-name="P1" draw:layer="layout" svg:x1="13.988cm" svg:y1="11.82cm" svg:x2="13.988cm" svg:y2="11.521cm">
            <text:p/>
          </draw:line>
          <draw:line draw:style-name="gr10" draw:text-style-name="P1" draw:layer="layout" svg:x1="13.988cm" svg:y1="12.96cm" svg:x2="13.988cm" svg:y2="12.63cm">
            <text:p/>
          </draw:line>
          <draw:line draw:style-name="gr10" draw:text-style-name="P1" draw:layer="layout" svg:x1="11.932cm" svg:y1="12.96cm" svg:x2="11.932cm" svg:y2="11.521cm">
            <text:p/>
          </draw:line>
          <draw:line draw:style-name="gr7" draw:text-style-name="P1" draw:layer="layout" svg:x1="14.182cm" svg:y1="11.123cm" svg:x2="14.182cm" svg:y2="11.067cm">
            <text:p/>
          </draw:line>
          <draw:line draw:style-name="gr7" draw:text-style-name="P1" draw:layer="layout" svg:x1="11.738cm" svg:y1="11.123cm" svg:x2="11.738cm" svg:y2="11.067cm">
            <text:p/>
          </draw:line>
          <draw:line draw:style-name="gr7" draw:text-style-name="P1" draw:layer="layout" svg:x1="12.025cm" svg:y1="11.64cm" svg:x2="11.851cm" svg:y2="11.419cm">
            <text:p/>
          </draw:line>
          <draw:line draw:style-name="gr7" draw:text-style-name="P1" draw:layer="layout" svg:x1="14.069cm" svg:y1="11.419cm" svg:x2="13.895cm" svg:y2="11.64cm">
            <text:p/>
          </draw:line>
          <draw:line draw:style-name="gr7" draw:text-style-name="P1" draw:layer="layout" svg:x1="13.272cm" svg:y1="9.73cm" svg:x2="13.155cm" svg:y2="9.795cm">
            <text:p/>
          </draw:line>
          <draw:line draw:style-name="gr7" draw:text-style-name="P1" draw:layer="layout" svg:x1="10.696cm" svg:y1="6.091cm" svg:x2="11.133cm" svg:y2="5.827cm">
            <text:p/>
          </draw:line>
          <draw:line draw:style-name="gr7" draw:text-style-name="P1" draw:layer="layout" svg:x1="13.87cm" svg:y1="10.07cm" svg:x2="13.777cm" svg:y2="10.121cm">
            <text:p/>
          </draw:line>
          <draw:line draw:style-name="gr7" draw:text-style-name="P1" draw:layer="layout" svg:x1="16.709cm" svg:y1="8.43cm" svg:x2="13.871cm" svg:y2="10.068cm">
            <text:p/>
          </draw:line>
          <draw:line draw:style-name="gr7" draw:text-style-name="P1" draw:layer="layout" svg:x1="11.081cm" svg:y1="5.503cm" svg:x2="13.92cm" svg:y2="3.865cm">
            <text:p/>
          </draw:line>
          <draw:line draw:style-name="gr7" draw:text-style-name="P1" draw:layer="layout" svg:x1="16.512cm" svg:y1="5.28cm" svg:x2="16.615cm" svg:y2="5.339cm">
            <text:p/>
          </draw:line>
          <draw:line draw:style-name="gr7" draw:text-style-name="P1" draw:layer="layout" svg:x1="16.809cm" svg:y1="6.431cm" svg:x2="16.809cm" svg:y2="6.545cm">
            <text:p/>
          </draw:line>
          <draw:line draw:style-name="gr7" draw:text-style-name="P1" draw:layer="layout" svg:x1="15.358cm" svg:y1="10.168cm" svg:x2="15.636cm" svg:y2="9.05cm">
            <text:p/>
          </draw:line>
          <draw:line draw:style-name="gr7" draw:text-style-name="P1" draw:layer="layout" svg:x1="11.738cm" svg:y1="11.076cm" svg:x2="11.734cm" svg:y2="10.962cm">
            <text:p/>
          </draw:line>
          <draw:line draw:style-name="gr7" draw:text-style-name="P1" draw:layer="layout" svg:x1="14.188cm" svg:y1="10.937cm" svg:x2="14.182cm" svg:y2="11.076cm">
            <text:p/>
          </draw:line>
          <draw:circle draw:style-name="gr8" draw:text-style-name="P1" draw:layer="layout" svg:width="0.143cm" svg:height="0.143cm" svg:x="9.841cm" svg:y="10.869cm" draw:kind="arc" draw:start-angle="115.56" draw:end-angle="176.63">
            <text:p/>
          </draw:circle>
          <draw:polyline draw:style-name="gr7" draw:text-style-name="P1" draw:layer="layout" svg:width="0.168cm" svg:height="0.149cm" draw:transform="skewX (0.0127409035395586) rotate (0.46792277245968) translate (9.88076168287027cm 10.8744669744315cm)" svg:viewBox="0 0 169 150" draw:points="0,1 3,1 8,0 11,0 16,1 20,1 25,2 31,2 35,3 41,4 47,5 52,8 57,9 63,10 69,13 74,16 80,17 85,20 91,23 96,27 101,29 106,32 110,36 115,38 120,42 124,46 129,50 132,53 136,56 138,59 140,62 141,62 143,65 145,67 147,70 148,70 150,73 151,75 153,77 155,80 155,82 156,84 158,86 158,88 160,90 161,92 162,94 164,97 164,99 164,102 166,104 167,106 167,109 167,111 167,114 168,116 169,118 169,120 168,123 169,124 169,128 168,129 169,131 168,133 168,135 168,136 166,139 167,141 166,142 165,145 165,146 163,148 163,150">
            <text:p/>
          </draw:polyline>
          <draw:line draw:style-name="gr7" draw:text-style-name="P1" draw:layer="layout" svg:x1="10.092cm" svg:y1="11.047cm" svg:x2="10.092cm" svg:y2="10.937cm">
            <text:p/>
          </draw:line>
          <draw:line draw:style-name="gr7" draw:text-style-name="P1" draw:layer="layout" svg:x1="9.84cm" svg:y1="11.047cm" svg:x2="9.84cm" svg:y2="10.937cm">
            <text:p/>
          </draw:line>
          <draw:line draw:style-name="gr7" draw:text-style-name="P1" draw:layer="layout" svg:x1="9.925cm" svg:y1="11.545cm" svg:x2="9.912cm" svg:y2="11.538cm">
            <text:p/>
          </draw:line>
          <draw:line draw:style-name="gr7" draw:text-style-name="P1" draw:layer="layout" svg:x1="10.007cm" svg:y1="11.545cm" svg:x2="10.02cm" svg:y2="11.538cm">
            <text:p/>
          </draw:line>
          <draw:line draw:style-name="gr7" draw:text-style-name="P1" draw:layer="layout" svg:x1="10.044cm" svg:y1="11.104cm" svg:x2="10.044cm" svg:y2="11.506cm">
            <text:p/>
          </draw:line>
          <draw:line draw:style-name="gr7" draw:text-style-name="P1" draw:layer="layout" svg:x1="9.888cm" svg:y1="11.506cm" svg:x2="9.888cm" svg:y2="11.104cm">
            <text:p/>
          </draw:line>
          <draw:ellipse draw:style-name="gr8" draw:text-style-name="P1" draw:layer="layout" svg:width="0.143cm" svg:height="0.145cm" svg:x="9.155cm" svg:y="10.472cm" draw:kind="arc" draw:start-angle="115.56" draw:end-angle="176.63">
            <text:p/>
          </draw:ellipse>
          <draw:polyline draw:style-name="gr7" draw:text-style-name="P1" draw:layer="layout" svg:width="0.167cm" svg:height="0.148cm" draw:transform="rotate (0.463733982254893) translate (9.19511744999956cm 10.4782288753266cm)" svg:viewBox="0 0 168 149" draw:points="0,1 3,1 8,1 11,0 16,1 20,1 25,2 30,3 35,4 40,5 46,6 52,8 57,9 62,11 69,13 74,16 79,18 84,21 90,24 96,26 101,29 106,31 110,35 114,39 119,41 124,45 128,49 131,52 135,57 138,58 139,61 140,63 143,64 145,67 146,69 147,71 149,74 150,74 152,77 153,79 155,81 155,83 157,85 158,87 158,89 160,92 161,94 163,96 163,99 163,101 165,104 165,107 166,109 166,112 166,114 167,116 168,118 166,120 167,122 168,124 168,127 167,128 167,131 166,133 167,134 166,137 165,138 166,140 165,143 164,144 163,145 162,148 161,149">
            <text:p/>
          </draw:polyline>
          <draw:line draw:style-name="gr7" draw:text-style-name="P1" draw:layer="layout" svg:x1="9.406cm" svg:y1="10.651cm" svg:x2="9.406cm" svg:y2="10.541cm">
            <text:p/>
          </draw:line>
          <draw:line draw:style-name="gr7" draw:text-style-name="P1" draw:layer="layout" svg:x1="9.155cm" svg:y1="10.651cm" svg:x2="9.155cm" svg:y2="10.541cm">
            <text:p/>
          </draw:line>
          <draw:line draw:style-name="gr7" draw:text-style-name="P1" draw:layer="layout" svg:x1="9.239cm" svg:y1="11.149cm" svg:x2="9.226cm" svg:y2="11.142cm">
            <text:p/>
          </draw:line>
          <draw:line draw:style-name="gr7" draw:text-style-name="P1" draw:layer="layout" svg:x1="9.322cm" svg:y1="11.149cm" svg:x2="9.335cm" svg:y2="11.142cm">
            <text:p/>
          </draw:line>
          <draw:line draw:style-name="gr7" draw:text-style-name="P1" draw:layer="layout" svg:x1="9.358cm" svg:y1="10.708cm" svg:x2="9.358cm" svg:y2="11.11cm">
            <text:p/>
          </draw:line>
          <draw:line draw:style-name="gr7" draw:text-style-name="P1" draw:layer="layout" svg:x1="9.202cm" svg:y1="11.11cm" svg:x2="9.202cm" svg:y2="10.708cm">
            <text:p/>
          </draw:line>
          <draw:line draw:style-name="gr11" draw:text-style-name="P1" draw:layer="layout" svg:x1="5.35cm" svg:y1="12.902cm" svg:x2="5.35cm" svg:y2="12.95cm">
            <text:p/>
          </draw:line>
          <draw:line draw:style-name="gr11" draw:text-style-name="P1" draw:layer="layout" svg:x1="11.442cm" svg:y1="13.379cm" svg:x2="11.442cm" svg:y2="13.425cm">
            <text:p/>
          </draw:line>
          <draw:line draw:style-name="gr10" draw:text-style-name="P1" draw:layer="layout" svg:x1="11.796cm" svg:y1="14.694cm" svg:x2="11.796cm" svg:y2="17.229cm">
            <text:p/>
          </draw:line>
          <draw:line draw:style-name="gr10" draw:text-style-name="P1" draw:layer="layout" svg:x1="14.124cm" svg:y1="14.694cm" svg:x2="14.124cm" svg:y2="17.229cm">
            <text:p/>
          </draw:line>
          <draw:polyline draw:style-name="gr7" draw:text-style-name="P1" draw:layer="layout" svg:width="0.168cm" svg:height="0.137cm" draw:transform="rotate (-1.5707963267949) translate (11.3000405477596cm 9.39834505548345cm)" svg:viewBox="0 0 169 138" draw:points="135,0 136,0 138,1 141,1 142,3 143,3 145,3 146,4 148,4 149,6 150,6 150,7 152,7 153,8 155,8 156,10 157,11 159,13 160,14 160,15 162,15 162,17 163,18 164,20 164,21 166,22 166,24 167,25 167,27 167,28 167,30 169,31 169,32 169,34 169,35 169,37 169,38 169,39 169,42 169,44 169,45 169,46 169,48 169,51 167,52 167,55 167,58 166,59 166,62 166,63 164,66 164,67 163,70 163,73 162,74 160,77 160,79 159,81 157,83 156,84 155,87 153,89 152,91 150,93 149,96 148,98 146,100 143,103 142,104 141,107 138,108 136,110 133,112 132,114 129,115 126,117 125,119 122,121 119,122 118,124 115,125 112,126 110,128 107,128 105,129 103,131 100,132 97,132 94,133 91,133 89,135 86,135 83,136 80,136 77,136 74,138 72,138 70,138 67,138 65,138 62,138 60,138 58,138 55,138 53,138 51,136 49,136 46,136 44,135 42,135 39,135 38,133 35,133 34,132 31,132 28,131 27,129 25,129 24,128 22,128 21,126 20,126 18,125 17,124 15,124 14,122 13,122 13,121 11,121 10,119 10,118 8,118 8,117 7,117 7,115 6,114 4,112 4,111 3,110 3,108 3,107 1,107 1,105 1,104 1,103 0,101 0,100 0,98 0,97 0,96 0,94 0,93 0,91 0,90 0,89 0,87 0,86 0,84 0,83 1,81 1,77">
            <text:p/>
          </draw:polyline>
          <draw:polyline draw:style-name="gr7" draw:text-style-name="P1" draw:layer="layout" svg:width="0.18cm" svg:height="0.127cm" draw:transform="skewX (0.00593411945678071) rotate (-0.780336708566665) translate (13.1326070027962cm 10.4853752161973cm)" svg:viewBox="0 0 181 128" draw:points="39,4 41,4 42,3 45,2 47,2 49,2 51,2 52,1 54,1 56,1 58,1 62,1 67,0 71,0 74,0 79,1 83,1 87,3 91,3 96,4 100,4 104,6 109,7 113,9 117,9 121,11 125,13 129,15 133,17 137,19 141,21 144,22 147,25 149,27 151,27 152,28 154,30 155,31 157,33 158,34 160,34 162,36 163,37 165,39 166,42 167,43 168,44 169,45 170,46 171,47 172,48 172,50 173,51 174,52 175,53 176,54 175,55 176,56 177,57 177,59 178,60 178,62 179,63 180,64 180,66 180,68 180,70 181,71 180,72 181,73 181,75 180,76 181,77 180,78 181,79 180,80 180,82 179,83 180,84 179,85 178,86 179,87 178,88 177,89 178,90 177,91 176,92 175,93 174,94 175,95 174,96 173,97 172,98 171,99 169,101 168,102 167,103 166,104 165,105 163,107 162,108 161,109 158,110 157,111 155,113 153,115 151,115 149,117 147,117 145,119 143,119 141,121 139,121 136,122 135,123 132,124 130,124 127,124 125,124 122,125 120,125 117,126 115,126 112,127 109,128 106,127 103,128 101,128 98,127 95,128 92,127 90,127 87,127 84,126 82,126 79,125 76,124 74,124 71,123 68,122 65,121 62,120 60,120 58,118 55,117 52,116 50,114 47,113 45,111 42,110 40,108 37,107 35,105 33,103 31,101 30,100 28,98 26,96 24,94 23,93 21,91 19,89 18,88 16,86 16,84 14,82 12,80 12,78 10,76 9,75 8,72 7,71 6,68 5,65 4,64 4,62 3,61 3,59 2,58 2,56 2,54 1,53 1,51 1,49 0,48 1,47 0,46 0,44 0,42 0,40 1,39 0,38 1,37 1,35 2,34 2,32 3,31 3,29 4,28 5,28 5,26 6,25 7,24 8,23 9,22 10,21 11,20 12,19 13,18 14,17 15,16 16,15 17,14 18,13 20,13 21,12 22,11 23,10 24,9 26,9 27,8 29,8 30,7 31,6 33,6 34,5 36,5 39,4">
            <text:p/>
          </draw:polyline>
          <draw:polyline draw:style-name="gr11" draw:text-style-name="P1" draw:layer="layout" svg:width="3.761cm" svg:height="0.342cm" draw:transform="skewX (0.000523598775598361) rotate (-0.5234242426731) translate (6.92091984044036cm 12.0125740106696cm)" svg:viewBox="0 0 3762 343" draw:points="0,343 3564,343 3762,0 198,0 0,343">
            <text:p/>
          </draw:polyline>
          <draw:polyline draw:style-name="gr11" draw:text-style-name="P1" draw:layer="layout" svg:width="3.761cm" svg:height="0.343cm" draw:transform="rotate (2.61834294384189) translate (9.32190453793919cm 14.5861709228674cm)" svg:viewBox="0 0 3762 344" draw:points="198,0 3762,1 3564,344 0,343 198,0">
            <text:p/>
          </draw:polyline>
          <draw:polyline draw:style-name="gr11" draw:text-style-name="P1" draw:layer="layout" svg:width="4.355cm" svg:height="2.057cm" draw:transform="rotate (-0.5234242426731) translate (7.09200336885209cm 11.3187696681156cm)" svg:viewBox="0 0 4356 2058" draw:points="594,343 4158,344 4356,1 3960,0 2773,2058 2377,2058 3564,0 3168,0 1980,2058 1584,2058 2773,1 2377,1 1188,2058 792,2058 1981,1 1585,0 396,2057 0,2057 1189,0 792,1 594,343">
            <text:p/>
          </draw:polyline>
          <draw:line draw:style-name="gr12" draw:text-style-name="P1" draw:layer="layout" svg:x1="9.965cm" svg:y1="11.611cm" svg:x2="9.965cm" svg:y2="12.409cm">
            <text:p/>
          </draw:line>
          <draw:polyline draw:style-name="gr12" draw:text-style-name="P1" draw:layer="layout" svg:width="1.582cm" svg:height="2.743cm" draw:transform="rotate (-1.5707963267949) translate (12.7092237046434cm 14.2610501041105cm)" svg:viewBox="0 0 1583 2744" draw:points="121,2744 1583,2744 0,0 707,0">
            <text:p/>
          </draw:polyline>
          <draw:line draw:style-name="gr12" draw:text-style-name="P1" draw:layer="layout" svg:x1="9.28cm" svg:y1="11.215cm" svg:x2="9.28cm" svg:y2="12.013cm">
            <text:p/>
          </draw:line>
          <draw:polyline draw:style-name="gr12" draw:text-style-name="P1" draw:layer="layout" svg:width="1.582cm" svg:height="2.743cm" draw:transform="rotate (-1.5707963267949) translate (12.0235991976052cm 13.8648401001484cm)" svg:viewBox="0 0 1583 2744" draw:points="915,2744 1583,2744 0,0 707,0">
            <text:p/>
          </draw:polyline>
          <draw:polyline draw:style-name="gr10" draw:text-style-name="P1" draw:layer="layout" svg:width="0.072cm" svg:height="0.084cm" draw:transform="rotate (2.81416888591566) translate (12.2228059622923cm 14.0441546192878cm)" svg:viewBox="0 0 73 85" draw:points="0,1 4,1 7,0 10,0 13,1 18,1 21,1 23,2 26,3 29,3 31,4 32,3 34,4 36,5 37,6 39,7 40,6 42,7 44,8 46,9 48,10 49,11 51,12 53,13 53,14 55,15 57,16 57,17 59,17 59,18 60,19 61,19 61,20 62,21 63,21 64,22 64,24 66,25 66,26 67,27 67,29 68,30 68,31 70,32 70,33 71,35 71,36 70,38 71,39 71,41 72,42 72,43 73,45 71,45 72,46 72,48 71,49 72,51 72,52 71,53 71,54 71,56 71,57 70,59 69,61 70,62 69,64 68,65 67,67 66,68 65,69 64,71 63,73 62,75 61,77 60,78 59,79 58,81 57,82 56,84 54,85">
            <text:p/>
          </draw:polyline>
          <draw:ellipse draw:style-name="gr9" draw:text-style-name="P1" draw:layer="layout" svg:width="0.243cm" svg:height="0.245cm" svg:x="12.137cm" svg:y="13.929cm" draw:kind="arc" draw:start-angle="106.76" draw:end-angle="119.25">
            <text:p/>
          </draw:ellipse>
          <draw:polyline draw:style-name="gr10" draw:text-style-name="P1" draw:layer="layout" svg:width="0.087cm" svg:height="0.044cm" draw:transform="rotate (2.89654842660979) translate (12.2231045200792cm 14.0713757793375cm)" svg:viewBox="0 0 88 45" draw:points="0,0 6,0 12,0 16,0 22,0 27,2 30,3 31,2 34,3 36,4 39,5 40,4 42,5 45,6 47,7 48,8 51,9 53,10 55,11 57,12 60,13 61,14 63,15 65,16 66,17 68,18 70,19 72,20 73,21 74,22 76,25 77,24 77,26 78,27 79,27 79,28 81,29 81,30 82,32 83,33 84,34 84,35 86,36 86,38 87,39 87,41 87,42 88,43 88,45">
            <text:p/>
          </draw:polyline>
          <draw:polyline draw:style-name="gr10" draw:text-style-name="P1" draw:layer="layout" svg:width="0.065cm" svg:height="0.073cm" draw:transform="rotate (-1.5707963267949) translate (12.2231046894073cm 14.1163351026634cm)" svg:viewBox="0 0 66 74" draw:points="0,74 1,74 3,74 4,74 6,74 7,74 8,74 10,74 10,73 11,73 13,73 14,73 15,72 17,72 18,70 20,70 21,70 22,69 24,67 25,67 27,66 28,65 31,63 32,62 34,60 35,59 37,58 38,56 39,55 41,53 42,51 44,49 45,48 46,46 48,44 49,42 51,41 52,38 52,37 53,34 55,32 56,30 56,28 58,25 59,21 62,15 63,11 65,6 66,0">
            <text:p/>
          </draw:polyline>
          <draw:circle draw:style-name="gr9" draw:text-style-name="P1" draw:layer="layout" svg:width="0.094cm" svg:height="0.094cm" svg:x="12.162cm" svg:y="13.886cm" draw:kind="arc" draw:start-angle="270" draw:end-angle="287.35">
            <text:p/>
          </draw:circle>
          <draw:ellipse draw:style-name="gr9" draw:text-style-name="P1" draw:layer="layout" svg:width="0.078cm" svg:height="0.075cm" svg:x="12.204cm" svg:y="13.959cm" draw:kind="arc" draw:start-angle="121.33" draw:end-angle="153.43">
            <text:p/>
          </draw:ellipse>
          <draw:circle draw:style-name="gr9" draw:text-style-name="P1" draw:layer="layout" svg:width="0.19cm" svg:height="0.19cm" svg:x="12.207cm" svg:y="13.867cm" draw:kind="arc" draw:start-angle="191.14" draw:end-angle="213.45">
            <text:p/>
          </draw:circle>
          <draw:ellipse draw:style-name="gr9" draw:text-style-name="P1" draw:layer="layout" svg:width="0.055cm" svg:height="0.057cm" svg:x="12.207cm" svg:y="13.961cm" draw:kind="arc" draw:start-angle="158.75" draw:end-angle="246.04">
            <text:p/>
          </draw:ellipse>
          <draw:polyline draw:style-name="gr10" draw:text-style-name="P1" draw:layer="layout" svg:width="0.213cm" svg:height="0.121cm" svg:x="13.79cm" svg:y="14.18cm" svg:viewBox="0 0 214 122" draw:points="31,17 34,17 35,15 37,14 38,14 41,13 42,11 45,11 46,10 51,8 55,7 60,6 65,4 69,3 74,3 80,1 86,0 90,0 96,0 101,0 107,0 112,0 118,0 124,0 129,0 133,1 139,3 145,3 149,4 155,6 159,7 163,8 167,10 170,11 171,11 173,13 176,14 177,14 178,15 181,17 183,17 184,18 185,20 187,21 188,21 191,22 192,24 194,25 195,27 197,27 198,28 200,30 201,31 201,32 202,34 204,35 205,37 207,38 207,39 208,41 208,42 209,44 209,45 211,45 211,46 211,48 212,49 212,51 212,52 212,53 214,53 214,55 214,56 214,58 214,59 214,60 214,62 214,63 214,65 214,66 214,67 212,69 212,70 212,72 212,73 211,73 211,74 211,76 211,77 209,77 209,79 208,80 208,81 207,83 207,84 205,86 204,87 202,89 201,90 201,91 200,93 198,93 197,94 195,96 194,97 192,98 191,100 188,100 187,101 185,103 184,104 183,104 181,105 178,107 177,107 176,108 173,110 171,110 170,111 167,111 163,114 159,115 155,117 149,118 145,118 139,119 133,121 129,121 124,122 118,122 112,122 107,122 101,122 96,122 90,122 86,121 80,121 74,119 69,118 65,118 60,117 55,115 51,114 46,111 45,111 42,110 41,110 38,108 37,107 35,107 34,105 31,104 30,104 28,103 27,101 25,100 24,100 22,98 21,97 20,96 18,94 17,93 15,93 14,91 13,90 11,89 10,87 8,86 8,84 7,83 7,81 6,81 6,80 6,79 4,79 4,77 3,76 3,74 3,73 1,72 1,70 1,69 1,67 1,66 0,66 0,65 0,63 0,62 0,60 0,59 0,58 0,56 1,55 1,53 1,52 1,51 1,49 3,49 3,48 3,46 4,45 4,44 6,44 6,42 6,41 7,41 7,39 8,38 8,37 10,35 11,34 13,32 14,31 15,30 17,28 18,27 20,27 21,25 22,24 24,22 25,21 27,21 28,20 30,18 31,17">
            <text:p/>
          </draw:polyline>
          <draw:polyline draw:style-name="gr10" draw:text-style-name="P1" draw:layer="layout" svg:width="0.071cm" svg:height="0.252cm" draw:transform="rotate (-1.5707963267949) translate (14.0228690203825cm 14.2568351040684cm)" svg:viewBox="0 0 72 253" draw:points="0,0 1,0 3,0 4,0 6,0 7,1 8,1 10,1 11,1 13,3 14,3 15,3 17,4 18,4 20,6 21,6 22,7 24,7 25,8 27,10 30,11 31,13 32,14 34,15 35,17 37,18 38,20 39,21 41,22 42,24 44,27 45,28 46,30 48,31 49,34 49,35 51,37 52,39 53,41 55,44 55,45 56,48 58,51 59,52 59,55 62,60 63,65 65,70 66,76 67,81 69,89 70,94 70,100 72,107 72,114 72,119 72,126 72,133 72,139 72,146 70,152 70,159 69,164 67,170 66,177 65,183 63,187 62,192 59,198 59,200 58,202 56,205 55,207 55,209 53,211 52,214 51,215 49,218 49,219 48,221 46,223 45,225 44,226 42,228 41,230 39,232 38,233 37,235 35,236 34,237 32,239 31,240 30,242 27,243 25,244 24,244 22,246 21,246 21,247 20,247 18,247 18,249 17,249 15,249 15,250 14,250 13,250 11,250 11,251 10,251 8,251 7,251 6,251 4,251 3,251 3,253 1,253 0,253">
            <text:p/>
          </draw:polyline>
          <draw:polyline draw:style-name="gr10" draw:text-style-name="P1" draw:layer="layout" svg:width="0.071cm" svg:height="0.252cm" draw:transform="rotate (-1.5707963267949) translate (14.0228690203825cm 14.3678301051783cm)" svg:viewBox="0 0 72 253" draw:points="0,253 1,253 3,253 3,251 4,251 6,251 7,251 8,251 10,251 11,251 11,250 13,250 14,250 15,249 17,249 18,249 18,247 20,247 21,247 21,246 22,246 24,246 24,244 25,244 27,243 28,242 30,240 31,239 34,237 35,236 37,235 38,233 39,232 41,230 42,229 44,226 45,225 46,223 48,221 49,219 49,218 51,215 52,214 53,211 55,209 55,207 56,205 58,202 59,200 59,198 62,192 63,187 65,183 66,177 67,170 69,164 70,159 70,152 72,146 72,139 72,133 72,126 72,119 72,114 72,107 70,100 70,94 69,89 67,81 66,76 65,70 63,65 62,60 59,55 59,52 58,51 56,48 55,45 55,44 53,41 52,39 51,37 49,35 49,34 48,31 46,30 45,28 44,25 42,24 41,22 39,21 38,20 37,17 35,15 34,14 31,13 30,11 28,11 27,10 25,8 24,7 22,7 21,6 20,6 18,4 17,4 15,4 15,3 14,3 13,3 11,1 10,1 8,1 7,1 6,0 4,0 3,0 1,0 0,0">
            <text:p/>
          </draw:polyline>
          <draw:line draw:style-name="gr10" draw:text-style-name="P1" draw:layer="layout" svg:x1="13.88cm" svg:y1="14.203cm" svg:x2="13.88cm" svg:y2="14.273cm">
            <text:p/>
          </draw:line>
          <draw:line draw:style-name="gr10" draw:text-style-name="P1" draw:layer="layout" svg:x1="13.944cm" svg:y1="14.213cm" svg:x2="13.944cm" svg:y2="14.266cm">
            <text:p/>
          </draw:line>
          <draw:polyline draw:style-name="gr10" draw:text-style-name="P1" draw:layer="layout" svg:width="0.027cm" svg:height="0.017cm" draw:transform="rotate (-2.65167873255498) translate (13.907661623708cm 14.2793151042932cm)" svg:viewBox="0 0 28 18" draw:points="0,0 22,18 28,18">
            <text:p/>
          </draw:polyline>
          <draw:circle draw:style-name="gr9" draw:text-style-name="P1" draw:layer="layout" svg:width="0.208cm" svg:height="0.208cm" svg:x="13.792cm" svg:y="14.071cm" draw:kind="arc" draw:start-angle="242.74" draw:end-angle="280.1">
            <text:p/>
          </draw:circle>
          <draw:circle draw:style-name="gr9" draw:text-style-name="P1" draw:layer="layout" svg:width="0.214cm" svg:height="0.214cm" svg:x="13.772cm" svg:y="14.075cm" draw:kind="arc" draw:start-angle="305.36" draw:end-angle="319.81">
            <text:p/>
          </draw:circle>
          <draw:circle draw:style-name="gr9" draw:text-style-name="P1" draw:layer="layout" svg:width="0.124cm" svg:height="0.123cm" svg:x="13.848cm" svg:y="14.155cm" draw:kind="arc" draw:start-angle="273.9" draw:end-angle="325.22">
            <text:p/>
          </draw:circle>
          <draw:polyline draw:style-name="gr10" draw:text-style-name="P1" draw:layer="layout" svg:width="0.04cm" svg:height="0.007cm" draw:transform="skewX (-0.0263544717051144) rotate (-1.33971473383085) translate (13.9519733790076cm 14.2112311211183cm)" svg:viewBox="0 0 41 8" draw:points="0,8 6,8 10,8 16,7 20,7 24,6 25,5 27,6 30,5 31,5 31,4 33,4 34,5 34,3 36,3 36,2 38,2 38,1 39,1 40,0 41,0">
            <text:p/>
          </draw:polyline>
          <draw:ellipse draw:style-name="gr9" draw:text-style-name="P1" draw:layer="layout" svg:width="0.06cm" svg:height="0.057cm" svg:x="13.904cm" svg:y="14.212cm" draw:kind="arc" draw:start-angle="337.17" draw:end-angle="69.78">
            <text:p/>
          </draw:ellipse>
          <draw:circle draw:style-name="gr9" draw:text-style-name="P1" draw:layer="layout" svg:width="0.156cm" svg:height="0.156cm" svg:x="13.844cm" svg:y="14.06cm" draw:kind="arc" draw:start-angle="237.45" draw:end-angle="286.5">
            <text:p/>
          </draw:circle>
          <draw:ellipse draw:style-name="gr9" draw:text-style-name="P1" draw:layer="layout" svg:width="0.208cm" svg:height="0.206cm" svg:x="13.792cm" svg:y="14.202cm" draw:kind="arc" draw:start-angle="62.39" draw:end-angle="99.46">
            <text:p/>
          </draw:ellipse>
          <draw:circle draw:style-name="gr9" draw:text-style-name="P1" draw:layer="layout" svg:width="0.122cm" svg:height="0.122cm" svg:x="13.767cm" svg:y="14.108cm" draw:kind="arc" draw:start-angle="273.9" draw:end-angle="325.95">
            <text:p/>
          </draw:circle>
          <draw:circle draw:style-name="gr9" draw:text-style-name="P1" draw:layer="layout" svg:width="0.176cm" svg:height="0.175cm" svg:x="13.803cm" svg:y="14.202cm" draw:kind="arc" draw:start-angle="97.47" draw:end-angle="119.05">
            <text:p/>
          </draw:circle>
          <draw:circle draw:style-name="gr9" draw:text-style-name="P1" draw:layer="layout" svg:width="0.082cm" svg:height="0.081cm" svg:x="13.827cm" svg:y="14.209cm" draw:kind="arc" draw:start-angle="118.3" draw:end-angle="151.7">
            <text:p/>
          </draw:circle>
          <draw:circle draw:style-name="gr9" draw:text-style-name="P1" draw:layer="layout" svg:width="0.13cm" svg:height="0.129cm" svg:x="13.831cm" svg:y="14.158cm" draw:kind="arc" draw:start-angle="186.2" draw:end-angle="223.26">
            <text:p/>
          </draw:circle>
          <draw:circle draw:style-name="gr9" draw:text-style-name="P1" draw:layer="layout" svg:width="0.058cm" svg:height="0.057cm" svg:x="13.83cm" svg:y="14.212cm" draw:kind="arc" draw:start-angle="159.78" draw:end-angle="250.71">
            <text:p/>
          </draw:circle>
          <draw:polyline draw:style-name="gr10" draw:text-style-name="P1" draw:layer="layout" svg:width="0.211cm" svg:height="0.123cm" svg:x="13.54cm" svg:y="14.719cm" svg:viewBox="0 0 212 124" draw:points="31,18 32,18 34,17 37,15 38,15 39,14 42,13 44,13 45,11 49,10 55,8 59,7 63,6 69,4 73,4 79,3 84,1 90,1 96,1 101,1 105,0 111,1 117,1 122,1 128,1 133,3 139,4 143,4 149,6 153,7 157,8 162,10 167,11 169,13 170,13 173,14 174,15 176,15 178,17 180,18 181,18 183,20 185,21 187,21 188,22 190,24 191,25 192,27 194,27 195,28 197,30 198,31 200,32 201,34 202,35 202,37 204,38 205,39 207,41 207,42 208,42 208,44 208,45 209,46 209,48 211,49 211,51 211,52 212,53 212,55 212,56 212,58 212,59 212,60 212,62 212,63 212,65 212,66 212,67 212,69 212,70 212,72 211,73 211,74 211,76 209,76 209,77 209,79 208,80 208,81 207,83 207,84 205,86 204,87 202,89 202,90 201,91 200,93 198,94 197,94 195,96 194,97 192,98 191,100 190,101 188,101 187,103 185,104 183,105 181,105 180,107 178,108 176,108 174,110 173,111 170,111 169,112 167,112 162,115 157,117 153,118 149,119 143,119 139,121 133,122 128,122 122,124 117,124 111,124 105,124 101,124 96,124 90,124 84,122 79,122 73,121 69,119 63,119 59,118 55,117 49,115 45,112 44,112 42,111 39,111 38,110 37,108 34,108 32,107 31,105 30,105 27,104 25,103 24,101 22,101 21,100 20,98 18,97 17,96 15,94 14,94 13,93 11,91 10,90 10,89 8,87 7,86 6,84 6,83 4,81 4,80 3,79 3,77 3,76 1,76 1,74 1,73 0,72 0,70 0,69 0,67 0,66 0,65 0,63 0,62 0,60 0,59 0,58 0,56 0,55 0,53 1,52 1,51 1,49 3,48 3,46 4,45 4,44 4,42 6,42 6,41 7,39 8,38 10,37 10,35 11,34 13,32 14,31 15,30 17,28 18,27 20,27 21,25 22,24 24,22 25,21 27,21 30,20 31,18">
            <text:p/>
          </draw:polyline>
          <draw:polyline draw:style-name="gr10" draw:text-style-name="P1" draw:layer="layout" svg:width="0.071cm" svg:height="0.25cm" draw:transform="rotate (-1.5707963267949) translate (13.7713797032517cm 14.7977601094776cm)" svg:viewBox="0 0 72 251" draw:points="0,0 1,0 3,0 4,0 6,0 7,0 8,0 8,1 10,1 11,1 13,1 14,3 15,3 17,3 18,4 20,4 20,6 21,6 22,6 22,7 24,7 25,8 27,10 28,10 31,11 32,13 34,14 35,15 37,17 38,18 39,21 41,22 42,24 44,25 45,27 46,30 48,31 49,32 49,35 51,37 52,38 53,41 55,42 55,45 56,48 58,49 59,52 59,55 62,59 63,65 65,70 66,76 67,81 69,87 70,94 70,100 72,107 72,112 72,119 72,126 72,132 72,139 72,145 70,152 70,157 69,164 67,170 66,176 65,181 63,187 62,192 59,197 59,200 58,202 56,204 55,207 55,209 53,211 52,214 51,215 49,216 49,219 48,221 46,222 45,225 44,226 42,228 41,229 39,230 38,233 37,235 35,236 34,237 32,239 31,240 28,242 27,242 25,243 24,244 22,244 22,246 21,246 20,246 20,247 18,247 17,249 15,249 14,249 13,250 11,250 10,250 8,251 7,251 6,251 4,251 3,251 1,251 0,251">
            <text:p/>
          </draw:polyline>
          <draw:polyline draw:style-name="gr10" draw:text-style-name="P1" draw:layer="layout" svg:width="0.072cm" svg:height="0.25cm" draw:transform="rotate (-1.5707963267949) translate (13.7713797032517cm 14.9073501105735cm)" svg:viewBox="0 0 73 251" draw:points="0,251 1,251 3,251 4,251 6,251 7,251 8,251 10,250 11,250 13,250 14,250 15,249 17,249 18,249 20,247 21,247 22,246 24,246 24,244 25,244 27,244 28,243 30,242 31,240 32,239 35,237 37,236 38,235 39,233 41,232 42,229 44,228 45,226 46,225 48,222 49,221 49,219 51,216 52,215 53,214 55,211 55,209 56,207 58,204 59,202 59,200 60,197 63,192 65,187 66,181 67,176 69,170 70,164 72,157 72,152 73,145 73,139 73,132 73,126 73,119 73,112 73,107 72,100 72,94 70,87 69,81 67,76 66,70 65,65 63,59 60,55 59,52 59,49 58,48 56,45 55,42 55,41 53,38 52,37 51,35 49,32 49,31 48,30 46,27 45,25 44,24 42,22 41,20 39,18 38,17 37,15 35,14 32,13 31,11 30,10 28,8 27,7 25,7 24,7 24,6 22,6 21,4 20,4 18,3 17,3 15,3 14,1 13,1 11,1 10,1 8,0 7,0 6,0 4,0 3,0 1,0 0,0">
            <text:p/>
          </draw:polyline>
          <draw:line draw:style-name="gr10" draw:text-style-name="P1" draw:layer="layout" svg:x1="13.628cm" svg:y1="14.744cm" svg:x2="13.628cm" svg:y2="14.814cm">
            <text:p/>
          </draw:line>
          <draw:line draw:style-name="gr10" draw:text-style-name="P1" draw:layer="layout" svg:x1="13.693cm" svg:y1="14.754cm" svg:x2="13.693cm" svg:y2="14.807cm">
            <text:p/>
          </draw:line>
          <draw:polyline draw:style-name="gr10" draw:text-style-name="P1" draw:layer="layout" svg:width="0.031cm" svg:height="0.02cm" draw:transform="skewX (0.245044226980004) rotate (-2.54538818110853) translate (13.6575772748294cm 14.8202401097024cm)" svg:viewBox="0 0 32 21" draw:points="0,0 27,21 32,21">
            <text:p/>
          </draw:polyline>
          <draw:circle draw:style-name="gr9" draw:text-style-name="P1" draw:layer="layout" svg:width="0.207cm" svg:height="0.208cm" svg:x="13.542cm" svg:y="14.612cm" draw:kind="arc" draw:start-angle="243.43" draw:end-angle="280.1">
            <text:p/>
          </draw:circle>
          <draw:circle draw:style-name="gr9" draw:text-style-name="P1" draw:layer="layout" svg:width="0.213cm" svg:height="0.214cm" svg:x="13.521cm" svg:y="14.616cm" draw:kind="arc" draw:start-angle="305.36" draw:end-angle="320.87">
            <text:p/>
          </draw:circle>
          <draw:ellipse draw:style-name="gr9" draw:text-style-name="P1" draw:layer="layout" svg:width="0.122cm" svg:height="0.123cm" svg:x="13.598cm" svg:y="14.696cm" draw:kind="arc" draw:start-angle="273.9" draw:end-angle="327.03">
            <text:p/>
          </draw:ellipse>
          <draw:polyline draw:style-name="gr10" draw:text-style-name="P1" draw:layer="layout" svg:width="0.039cm" svg:height="0.007cm" draw:transform="skewX (0.0555014702134197) rotate (-1.29992122688538) translate (13.7003566079713cm 14.7525304222642cm)" svg:viewBox="0 0 40 8" draw:points="0,8 6,8 10,8 16,7 21,6 23,7 25,6 27,6 30,6 31,5 33,5 34,4 36,3 37,4 38,2 39,3 39,1 40,0">
            <text:p/>
          </draw:polyline>
          <draw:ellipse draw:style-name="gr9" draw:text-style-name="P1" draw:layer="layout" svg:width="0.059cm" svg:height="0.058cm" svg:x="13.653cm" svg:y="14.752cm" draw:kind="arc" draw:start-angle="340.71" draw:end-angle="69.78">
            <text:p/>
          </draw:ellipse>
          <draw:circle draw:style-name="gr9" draw:text-style-name="P1" draw:layer="layout" svg:width="0.155cm" svg:height="0.156cm" svg:x="13.594cm" svg:y="14.601cm" draw:kind="arc" draw:start-angle="236.59" draw:end-angle="285.52">
            <text:p/>
          </draw:circle>
          <draw:ellipse draw:style-name="gr9" draw:text-style-name="P1" draw:layer="layout" svg:width="0.207cm" svg:height="0.206cm" svg:x="13.542cm" svg:y="14.743cm" draw:kind="arc" draw:start-angle="62.39" draw:end-angle="99.46">
            <text:p/>
          </draw:ellipse>
          <draw:ellipse draw:style-name="gr9" draw:text-style-name="P1" draw:layer="layout" svg:width="0.123cm" svg:height="0.122cm" svg:x="13.515cm" svg:y="14.649cm" draw:kind="arc" draw:start-angle="273.9" draw:end-angle="325.95">
            <text:p/>
          </draw:ellipse>
          <draw:circle draw:style-name="gr9" draw:text-style-name="P1" draw:layer="layout" svg:width="0.175cm" svg:height="0.175cm" svg:x="13.552cm" svg:y="14.743cm" draw:kind="arc" draw:start-angle="97.47" draw:end-angle="118.24">
            <text:p/>
          </draw:circle>
          <draw:circle draw:style-name="gr9" draw:text-style-name="P1" draw:layer="layout" svg:width="0.083cm" svg:height="0.083cm" svg:x="13.576cm" svg:y="14.748cm" draw:kind="arc" draw:start-angle="117.47" draw:end-angle="153.43">
            <text:p/>
          </draw:circle>
          <draw:circle draw:style-name="gr9" draw:text-style-name="P1" draw:layer="layout" svg:width="0.129cm" svg:height="0.129cm" svg:x="13.58cm" svg:y="14.699cm" draw:kind="arc" draw:start-angle="186.2" draw:end-angle="223.26">
            <text:p/>
          </draw:circle>
          <draw:ellipse draw:style-name="gr9" draw:text-style-name="P1" draw:layer="layout" svg:width="0.059cm" svg:height="0.058cm" svg:x="13.579cm" svg:y="14.752cm" draw:kind="arc" draw:start-angle="160.71" draw:end-angle="250.71">
            <text:p/>
          </draw:ellipse>
          <draw:line draw:style-name="gr10" draw:text-style-name="P1" draw:layer="layout" svg:x1="13.864cm" svg:y1="14.179cm" svg:x2="13.948cm" svg:y2="13.122cm">
            <text:p/>
          </draw:line>
          <draw:polyline draw:style-name="gr10" draw:text-style-name="P1" draw:layer="layout" svg:width="0.857cm" svg:height="1.019cm" draw:transform="rotate (-0.876504350351553) translate (13.08030353066cm 12.8789974569508cm)" svg:viewBox="0 0 858 1020" draw:points="0,1020 11,1020 22,1020 34,1019 45,1019 56,1017 67,1016 78,1014 90,1011 102,1010 114,1007 125,1004 136,1000 147,997 159,994 170,990 180,986 194,981 206,977 219,970 232,965 246,958 258,952 272,946 286,938 313,923 341,905 369,887 396,867 424,847 452,824 480,800 507,775 533,749 559,722 586,694 610,665 635,635 657,604 679,574 701,543 720,512 739,480 755,450 771,417 785,387 798,356 810,326 821,296 825,282 829,266 833,253 837,239 840,224 843,212 846,198 847,185 850,173 851,160 854,148 855,136 856,124 857,112 857,101 858,89 858,78 857,66 857,55 855,43 855,32 853,22 851,11 850,0">
            <text:p/>
          </draw:polyline>
          <draw:line draw:style-name="gr10" draw:text-style-name="P1" draw:layer="layout" svg:x1="13.697cm" svg:y1="14.34cm" svg:x2="13.77cm" svg:y2="14.298cm">
            <text:p/>
          </draw:line>
          <draw:polyline draw:style-name="gr10" draw:text-style-name="P1" draw:layer="layout" svg:width="0.943cm" svg:height="0.977cm" draw:transform="rotate (-2.52095357158061) translate (13.5198903861209cm 14.7879251093793cm)" svg:viewBox="0 0 944 978" draw:points="0,0 12,0 23,1 35,1 47,2 60,3 73,6 87,7 100,10 116,12 129,15 144,18 159,22 189,30 221,39 252,51 284,62 317,76 348,90 382,106 414,123 448,142 479,161 511,182 543,204 574,227 604,250 633,274 660,299 687,324 713,351 737,377 761,402 781,429 803,455 821,482 839,508 847,521 855,534 862,546 869,559 877,571 883,584 889,595 895,609 900,621 905,633 910,645 914,657 918,670 922,682 926,695 929,708 932,720 934,732 938,744 939,756 941,769 943,781 944,794 944,806 944,818 944,830 943,836 943,841 942,848 941,853 940,859 939,865 939,870 938,876 937,882 935,888 935,893 933,898 931,904 930,910 928,915 926,921 924,925 922,930 920,936 917,940 915,946 912,951 909,956 906,960 904,966 901,969 898,974 895,978">
            <text:p/>
          </draw:polyline>
          <draw:polyline draw:style-name="gr10" draw:text-style-name="P1" draw:layer="layout" svg:width="0.207cm" svg:height="0.095cm" draw:transform="rotate (-1.5707963267949) translate (13.6969163858889cm 14.5125451066255cm)" svg:viewBox="0 0 208 96" draw:points="0,0 7,0 13,0 20,1 27,1 34,3 41,3 48,4 53,6 60,7 67,10 74,11 81,14 87,15 94,18 101,21 108,24 114,27 121,31 128,34 133,38 141,42 148,45 153,49 160,55 166,59 173,63 178,69 184,73 191,79 197,84 202,90 208,96">
            <text:p/>
          </draw:polyline>
          <draw:polyline draw:style-name="gr10" draw:text-style-name="P1" draw:layer="layout" svg:width="1.102cm" svg:height="1.911cm" draw:transform="rotate (-0.852069740823632) translate (13.5767781017889cm 13.7282434866618cm)" svg:viewBox="0 0 1103 1912" draw:points="667,0 682,0 697,2 711,3 726,5 739,7 753,10 767,13 781,16 795,20 808,24 821,29 833,34 846,39 859,45 870,51 883,56 894,64 906,71 916,78 927,86 937,94 949,103 958,111 968,121 976,131 986,141 995,150 1003,162 1011,172 1019,183 1026,195 1033,207 1040,218 1046,231 1051,243 1057,256 1063,268 1068,282 1073,295 1077,308 1081,323 1084,337 1088,351 1090,365 1092,380 1094,395 1096,409 1098,424 1100,439 1101,455 1101,470 1101,485 1103,501 1102,517 1101,533 1101,548 1098,579 1094,611 1089,642 1083,674 1079,694 1074,717 1069,738 1063,759 1057,781 1050,804 1043,825 1035,849 1017,895 998,943 977,990 952,1039 926,1087 898,1136 867,1185 836,1234 801,1282 766,1330 728,1377 689,1423 649,1467 607,1510 565,1552 522,1593 478,1631 433,1667 388,1701 344,1735 299,1765 254,1793 210,1818 167,1842 144,1852 124,1862 102,1873 82,1881 60,1890 40,1899 19,1905 0,1912">
            <text:p/>
          </draw:polyline>
          <draw:circle draw:style-name="gr9" draw:text-style-name="P1" draw:layer="layout" svg:width="1.551cm" svg:height="1.551cm" svg:x="12.643cm" svg:y="13.949cm" draw:kind="arc" draw:start-angle="42.06" draw:end-angle="54.21">
            <text:p/>
          </draw:circle>
          <draw:polyline draw:style-name="gr10" draw:text-style-name="P1" draw:layer="layout" svg:width="0.6cm" svg:height="0.819cm" draw:transform="rotate (2.58902141240839) translate (12.137381225384cm 14.9874681944697cm)" svg:viewBox="0 0 601 820" draw:points="0,0 21,0 43,0 63,1 85,1 105,1 125,4 146,6 165,9 186,12 206,15 225,20 244,24 263,30 283,35 300,43 318,48 336,55 353,63 362,67 370,72 379,77 386,80 394,85 402,90 410,95 418,100 424,105 432,110 439,115 446,121 453,127 460,133 467,138 473,144 481,151 487,157 492,164 498,170 503,177 509,183 515,189 521,197 525,204 531,211 535,218 540,225 544,232 549,241 553,249 557,256 560,264 564,272 568,281 571,289 574,296 577,304 580,312 582,321 585,330 587,338 589,347 591,356 593,364 595,373 596,382 598,391 598,400 599,410 600,419 600,427 601,437 601,447 601,455 600,465 600,483 599,502 596,522 595,541 590,561 587,579 582,599 577,618 572,638 565,657 559,676 551,695 544,714 537,734 527,753 519,771 509,791 493,820">
            <text:p/>
          </draw:polyline>
          <draw:polyline draw:style-name="gr10" draw:text-style-name="P1" draw:layer="layout" svg:width="0.152cm" svg:height="0.111cm" draw:transform="rotate (0.463733982254893) translate (11.9297460962813cm 14.6409669021903cm)" svg:viewBox="0 0 153 112" draw:points="78,7 81,7 85,9 87,10 92,11 96,13 99,14 102,16 105,19 109,21 112,23 116,26 119,28 123,31 125,32 128,35 129,36 131,38 133,39 133,41 134,41 136,44 138,45 138,47 139,47 140,49 141,50 143,52 144,54 145,55 146,57 145,58 146,58 147,60 148,62 149,63 150,65 149,66 150,67 151,68 150,70 151,70 152,72 151,74 152,75 153,77 152,79 153,80 152,82 151,83 153,84 152,85 151,86 151,87 150,89 151,90 150,92 150,93 149,94 148,96 147,95 146,96 146,97 145,99 145,100 143,101 142,102 141,103 140,102 139,104 139,105 138,104 137,106 135,106 133,107 131,107 131,109 129,109 128,109 126,109 125,111 124,110 122,111 120,111 118,112 117,111 115,112 114,111 112,112 110,112 109,112 107,112 104,111 102,112 101,111 99,112 96,112 92,110 89,110 85,109 82,108 78,107 75,106 71,106 68,104 65,102 61,101 57,99 55,97 51,96 47,94 43,92 40,90 36,87 34,85 31,82 28,79 24,77 23,75 22,75 20,72 19,72 18,70 17,69 15,67 14,66 13,64 12,63 11,62 10,61 9,59 9,57 8,57 7,55 6,53 5,52 4,50 4,48 3,46 3,45 2,43 1,41 1,39 1,38 1,36 0,34 1,33 0,31 1,30 1,28 1,26 1,25 2,24 3,23 3,21 4,20 4,19 5,18 6,16 6,15 7,14 8,13 9,13 9,12 10,11 12,10 13,9 14,8 15,7 16,8 17,6 19,6 19,4 21,5 23,4 23,3 25,3 26,3 28,3 30,2 31,3 33,2 35,1 37,1 40,1 41,1 43,1 45,1 46,1 48,0 50,1 52,0 53,1 57,1 60,1 64,3 67,3 72,4 74,5 78,7">
            <text:p/>
          </draw:polyline>
          <draw:polyline draw:style-name="gr10" draw:text-style-name="P1" draw:layer="layout" svg:width="0.093cm" svg:height="0.162cm" draw:transform="rotate (1.5707963267949) translate (12.62773554602cm 15.0998351124984cm)" svg:viewBox="0 0 94 163" draw:points="59,3 60,3 62,4 63,4 65,6 66,7 67,7 67,8 69,10 70,10 72,11 72,13 73,14 74,14 74,15 76,17 77,18 77,20 79,21 80,22 80,24 81,25 81,27 83,28 83,30 84,32 84,34 86,35 86,37 87,38 87,41 89,42 89,44 90,48 91,52 91,56 93,60 93,63 93,67 94,72 94,76 94,80 94,84 94,87 94,91 93,96 93,98 93,103 91,105 91,110 90,112 90,117 89,119 87,124 86,126 86,128 84,129 84,131 83,133 83,135 81,136 81,138 80,139 79,140 79,142 77,143 76,145 76,146 74,148 73,149 72,150 70,152 69,153 67,155 66,156 65,156 65,157 63,157 62,159 60,159 60,160 59,160 58,160 56,162 55,162 53,162 52,162 51,163 49,163 48,163 46,163 45,163 44,163 42,163 42,162 41,162 39,162 38,162 37,160 35,160 34,159 32,159 31,157 30,157 28,156 27,155 25,153 24,152 22,150 21,150 21,149 20,148 18,146 18,145 17,145 15,143 15,142 14,140 14,139 13,138 11,135 11,133 10,132 10,131 8,129 8,128 7,125 7,124 6,122 6,119 6,118 4,114 3,111 3,107 1,103 1,98 0,94 0,90 0,87 0,83 0,79 0,74 0,70 0,67 1,63 1,60 1,56 3,53 4,49 4,46 6,42 7,39 8,37 8,34 8,32 10,31 11,30 11,28 13,27 13,25 14,24 14,22 15,21 17,20 17,18 18,17 20,15 20,14 21,13 22,11 24,11 24,10 25,8 27,7 28,7 30,6 31,4 32,4 32,3 34,3 35,3 35,1 37,1 38,1 39,1 39,0 41,0 42,0 44,0 45,0 46,0 48,0 49,0 51,0 52,0 53,0 55,1 56,1 58,1 59,3">
            <text:p/>
          </draw:polyline>
          <draw:polyline draw:style-name="gr10" draw:text-style-name="P1" draw:layer="layout" svg:width="0.257cm" svg:height="0.384cm" draw:transform="skewX (-0.00209439510239318) rotate (-0.515570261039126) translate (11.8971520549137cm 11.4777450762775cm)" svg:viewBox="0 0 258 385" draw:points="258,385 217,385 0,0">
            <text:p/>
          </draw:polyline>
          <draw:line draw:style-name="gr10" draw:text-style-name="P1" draw:layer="layout" svg:x1="13.415cm" svg:y1="12.029cm" svg:x2="13.557cm" svg:y2="12.11cm">
            <text:p/>
          </draw:line>
          <draw:line draw:style-name="gr10" draw:text-style-name="P1" draw:layer="layout" svg:x1="13.415cm" svg:y1="12.797cm" svg:x2="13.557cm" svg:y2="12.878cm">
            <text:p/>
          </draw:line>
          <draw:line draw:style-name="gr10" draw:text-style-name="P1" draw:layer="layout" svg:x1="14.023cm" svg:y1="11.842cm" svg:x2="13.881cm" svg:y2="11.759cm">
            <text:p/>
          </draw:line>
          <draw:polyline draw:style-name="gr10" draw:text-style-name="P1" draw:layer="layout" svg:width="1.036cm" svg:height="0.465cm" draw:transform="rotate (1.5707963267949) translate (13.5564195606762cm 12.8785300902853cm)" svg:viewBox="0 0 1037 466" draw:points="270,466 1037,466 769,0 0,0 270,466">
            <text:p/>
          </draw:polyline>
          <draw:line draw:style-name="gr10" draw:text-style-name="P1" draw:layer="layout" svg:x1="13.415cm" svg:y1="12.029cm" svg:x2="13.415cm" svg:y2="12.798cm">
            <text:p/>
          </draw:line>
          <draw:polyline draw:style-name="gr10" draw:text-style-name="P1" draw:layer="layout" svg:width="0.494cm" svg:height="0.211cm" draw:transform="skewX (-0.00366519142918816) rotate (-2.21342655737921) translate (13.8809672269176cm 11.7587450790875cm)" svg:viewBox="0 0 495 212" draw:points="0,0 14,0 29,1 44,4 58,5 73,8 88,12 102,15 119,18 133,23 149,27 164,32 180,37 195,43 212,49 227,55 242,61 274,76 305,91 336,108 369,125 400,146 432,166 463,188 495,212">
            <text:p/>
          </draw:polyline>
          <draw:polyline draw:style-name="gr10" draw:text-style-name="P1" draw:layer="layout" svg:width="0.592cm" svg:height="2.054cm" draw:transform="rotate (-1.5707963267949) translate (13.9877448140793cm 12.9600200911002cm)" svg:viewBox="0 0 593 2055" draw:points="0,2055 8,2055 15,2055 22,2055 31,2054 38,2054 46,2053 53,2051 62,2050 69,2048 77,2047 84,2046 91,2043 100,2041 107,2039 114,2037 122,2034 129,2032 136,2029 143,2025 152,2022 159,2019 166,2015 173,2012 180,2008 187,2003 194,1999 201,1995 208,1991 222,1981 236,1971 249,1961 263,1950 275,1939 288,1926 301,1915 313,1901 325,1888 336,1874 348,1862 358,1846 370,1832 381,1817 391,1803 400,1786 410,1770 420,1755 429,1738 438,1721 447,1704 455,1686 465,1668 473,1649 481,1630 489,1610 504,1569 518,1527 532,1482 545,1436 556,1388 566,1340 575,1290 582,1239 586,1187 590,1134 593,1080 593,1028 593,975 590,922 586,870 582,818 575,766 566,717 556,667 545,620 532,573 518,530 504,486 489,445 481,426 473,406 465,388 455,370 447,351 438,334 429,318 420,301 410,284 399,267 389,251 378,236 367,221 355,205 344,190 332,176 320,162 308,149 295,136 282,124 270,112 256,101 243,90 229,80 216,70 202,62 195,56 188,53 181,49 174,45 167,41 160,38 153,34 145,31 138,28 131,25 124,22 117,20 110,17 103,15 94,13 87,11 80,10 73,7 66,6 59,4 51,4 44,3 37,1 30,1 22,0 14,0 7,0 0,0">
            <text:p/>
          </draw:polyline>
          <draw:polyline draw:style-name="gr10" draw:text-style-name="P1" draw:layer="layout" svg:width="0.704cm" svg:height="2.442cm" draw:transform="rotate (-1.5707963267949) translate (14.1816304328729cm 11.1236850727369cm)" svg:viewBox="0 0 705 2443" draw:points="0,0 8,0 18,0 27,1 37,1 45,3 53,3 63,4 72,7 81,8 90,10 100,13 108,14 117,17 126,20 135,22 143,25 153,30 162,32 170,37 178,41 188,44 197,48 205,53 214,58 222,62 230,67 239,72 247,77 263,89 280,100 295,112 311,125 326,139 341,153 357,169 371,183 385,198 399,215 413,232 426,249 438,266 451,284 464,302 475,320 488,339 499,358 509,377 520,398 531,417 541,438 551,461 562,483 570,506 580,530 599,577 617,629 632,681 646,736 660,792 672,851 681,910 690,971 697,1033 701,1096 704,1159 705,1222 704,1286 701,1347 697,1411 690,1472 681,1533 672,1592 660,1651 646,1707 632,1762 617,1815 599,1866 580,1914 570,1937 562,1960 551,1982 541,2005 531,2026 520,2047 509,2067 499,2086 488,2105 475,2123 464,2141 451,2159 438,2178 426,2195 413,2211 399,2228 385,2245 371,2261 357,2276 341,2290 326,2304 311,2318 295,2331 280,2343 263,2355 247,2366 239,2372 230,2376 222,2381 214,2386 205,2391 197,2395 188,2400 178,2404 170,2407 162,2411 153,2414 143,2418 135,2421 126,2424 117,2426 108,2429 100,2432 90,2433 81,2435 72,2438 63,2439 53,2440 45,2440 37,2442 27,2443 18,2443 8,2443 0,2443">
            <text:p/>
          </draw:polyline>
          <draw:polyline draw:style-name="gr10" draw:text-style-name="P1" draw:layer="layout" svg:width="1.165cm" svg:height="1.475cm" draw:transform="rotate (-0.909840139064645) translate (13.1903235997691cm 10.7331231849909cm)" svg:viewBox="0 0 1166 1476" draw:points="0,1476 16,1476 33,1475 49,1473 66,1472 82,1469 98,1467 115,1464 132,1460 149,1457 165,1452 182,1446 198,1441 214,1436 232,1430 248,1425 264,1418 281,1410 299,1403 316,1395 335,1386 353,1377 371,1368 390,1357 407,1346 444,1323 483,1300 520,1272 559,1243 597,1212 634,1181 672,1146 708,1110 744,1073 779,1032 814,992 847,952 879,909 910,865 939,822 967,778 993,732 1017,688 1039,643 1060,599 1078,554 1095,512 1109,468 1122,427 1129,407 1134,386 1139,367 1143,347 1147,327 1150,308 1153,289 1157,270 1160,253 1160,236 1162,217 1163,200 1164,183 1165,166 1166,149 1164,132 1163,115 1162,98 1161,81 1160,65 1157,48 1155,32 1151,17 1148,0">
            <text:p/>
          </draw:polyline>
          <draw:polyline draw:style-name="gr7" draw:text-style-name="P1" draw:layer="layout" svg:width="0.112cm" svg:height="0.364cm" draw:transform="skewX (0.00314159265358981) rotate (-2.35619449019235) translate (13.3216859034369cm 10.7275802030999cm)" svg:viewBox="0 0 113 365" draw:points="0,365 2,365 4,365 5,364 7,364 8,363 11,362 13,362 14,361 16,361 17,360 19,360 21,358 22,357 24,357 25,356 27,356 29,354 30,353 31,352 34,351 36,349 40,347 43,344 46,341 48,339 51,336 53,334 55,332 57,330 58,328 61,325 62,322 64,320 66,318 70,312 74,306 77,301 81,295 84,288 88,280 92,274 94,266 97,259 100,252 102,244 104,236 106,228 108,221 109,214 111,206 111,198 113,190 113,182 113,176 113,168 113,162 113,154 112,147 111,144 111,142 111,138 110,135 109,132 109,130 108,127 107,124 73,0">
            <text:p/>
          </draw:polyline>
          <draw:polyline draw:style-name="gr7" draw:text-style-name="P1" draw:layer="layout" svg:width="0.166cm" svg:height="0.078cm" draw:transform="rotate (-3.14159265358979) translate (11.2944206747511cm 9.62174005771741cm)" svg:viewBox="0 0 167 79" draw:points="0,0 3,0 6,0 10,0 13,0 15,1 20,1 22,1 25,3 30,3 32,4 35,6 38,6 41,7 44,8 48,10 51,11 53,13 56,15 167,79">
            <text:p/>
          </draw:polyline>
          <draw:polyline draw:style-name="gr7" draw:text-style-name="P1" draw:layer="layout" svg:width="0.718cm" svg:height="0.947cm" draw:transform="skewX (0.000872664625997263) rotate (0.561297887441376) translate (12.588938521255cm 10.7535442006377cm)" svg:viewBox="0 0 719 948" draw:points="0,948 505,384 563,384 719,210 666,204 585,50 584,47 582,45 580,42 579,39 577,37 575,34 573,32 571,30 570,27 567,26 566,23 563,21 562,19 559,17 558,16 557,14 554,12 552,11 549,9 548,9 547,8 546,7 545,6 544,6 542,6 540,5 539,5 538,4 537,3 535,3 534,3 533,2 531,1 529,2 528,1 526,1 525,1 523,1 522,0 520,1 519,0 517,0 515,1 514,0 513,1 512,1 510,1 508,1 507,3 506,2 504,2 502,3 501,4 500,3 499,4 498,5 496,5 495,6 494,6 493,7 491,7 488,9 488,10 485,12 483,12 480,14 479,16 476,18 475,20 472,22 470,24 468,26 466,28 465,31 462,32 461,35 459,37 458,39 455,43 454,45 452,48 450,51 449,54 446,57 445,60 445,63 442,66 441,69 440,73 438,75 436,82 433,89 432,96 429,104 427,112 426,119 424,126 424,135 423,142 423,150 421,158 421,166 421,174 423,182 423,190 423,197 425,205 425,213 427,220 428,227 430,234 432,241 433,245 434,249 436,251 437,255 438,258 440,261 441,264 442,267 444,270 446,272 505,384">
            <text:p/>
          </draw:polyline>
          <draw:line draw:style-name="gr7" draw:text-style-name="P1" draw:layer="layout" svg:x1="13.261cm" svg:y1="10.572cm" svg:x2="13.434cm" svg:y2="9.553cm">
            <text:p/>
          </draw:line>
          <draw:circle draw:style-name="gr8" draw:text-style-name="P1" draw:layer="layout" svg:width="0.794cm" svg:height="0.794cm" svg:x="12.678cm" svg:y="8.989cm" draw:kind="arc" draw:start-angle="299.64" draw:end-angle="334.89">
            <text:p/>
          </draw:circle>
          <draw:line draw:style-name="gr7" draw:text-style-name="P1" draw:layer="layout" svg:x1="13.434cm" svg:y1="9.553cm" svg:x2="13.614cm" svg:y2="9.455cm">
            <text:p/>
          </draw:line>
          <draw:line draw:style-name="gr7" draw:text-style-name="P1" draw:layer="layout" svg:x1="13.7cm" svg:y1="10.118cm" svg:x2="13.569cm" svg:y2="10.06cm">
            <text:p/>
          </draw:line>
          <draw:line draw:style-name="gr7" draw:text-style-name="P1" draw:layer="layout" svg:x1="13.867cm" svg:y1="8.686cm" svg:x2="13.819cm" svg:y2="10.036cm">
            <text:p/>
          </draw:line>
          <draw:circle draw:style-name="gr8" draw:text-style-name="P1" draw:layer="layout" svg:width="1.194cm" svg:height="1.194cm" svg:x="12.498cm" svg:y="8.56cm" draw:kind="arc" draw:start-angle="330.12" draw:end-angle="341.91">
            <text:p/>
          </draw:circle>
          <draw:polyline draw:style-name="gr7" draw:text-style-name="P1" draw:layer="layout" svg:width="0.602cm" svg:height="0.063cm" draw:transform="skewX (0.0132645023151569) rotate (-1.74637644954553) translate (13.6744452435554cm 9.4660930262422cm)" svg:viewBox="0 0 603 64" draw:points="0,62 142,63 206,64 270,62 333,58 364,55 394,53 423,49 452,45 480,41 494,38 507,34 521,30 533,28 546,23 558,19 571,16 581,11 593,6 598,4 603,0">
            <text:p/>
          </draw:polyline>
          <draw:polyline draw:style-name="gr7" draw:text-style-name="P1" draw:layer="layout" svg:width="0.081cm" svg:height="0.125cm" draw:transform="skewX (0.0108210413623648) rotate (-0.459894257900507) translate (13.7568868937675cm 10.005375763693cm)" svg:viewBox="0 0 82 126" draw:points="0,126 3,126 6,126 9,126 12,125 15,125 18,125 21,124 24,124 26,122 30,122 32,121 35,120 36,121 39,119 41,118 44,117 46,116 49,114 50,114 51,113 53,112 53,111 55,110 56,109 57,109 58,108 59,106 60,106 61,105 63,104 63,102 65,102 65,100 66,99 68,99 67,97 68,97 70,96 70,94 71,92 72,92 73,90 73,88 74,87 74,86 75,85 76,84 75,82 76,82 77,80 78,76 79,74 79,71 81,69 81,65 81,64 81,60 81,57 82,55 82,52 82,49 82,46 82,43 80,40 80,37 80,34 80,31 79,28 79,25 77,21 77,18 76,16 75,13 74,9 73,6 71,4 69,0">
            <text:p/>
          </draw:polyline>
          <draw:polyline draw:style-name="gr7" draw:text-style-name="P1" draw:layer="layout" svg:width="1.151cm" svg:height="0.05cm" draw:transform="skewX (0.00174532925199435) rotate (1.71164439743084) translate (11.2073905821073cm 10.4691408594871cm)" svg:viewBox="0 0 1152 51" draw:points="0,1 901,0 928,51 1152,51">
            <text:p/>
          </draw:polyline>
          <draw:polyline draw:style-name="gr7" draw:text-style-name="P1" draw:layer="layout" svg:width="1.156cm" svg:height="0.224cm" draw:transform="skewX (-0.0017453292519943) rotate (1.71146986450564) translate (11.094175517814cm 9.6771273187071cm)" svg:viewBox="0 0 1157 225" draw:points="1157,0 392,1 285,138 283,140 280,143 278,145 276,148 273,150 271,153 268,155 266,158 263,160 261,163 255,167 250,172 244,176 237,181 231,184 223,189 217,192 211,195 203,200 196,203 188,206 181,208 173,211 166,213 158,216 151,218 144,220 136,220 129,222 122,224 115,224 107,225 103,224 100,225 96,224 93,224 89,225 86,224 82,224 79,223 76,223 72,222 70,222 67,222 64,221 60,221 57,220 54,219 52,218 49,218 46,216 43,216 41,214 38,213 36,212 34,211 32,210 29,208 26,206 25,204 22,204 23,203 21,202 20,201 19,201 19,199 17,199 16,198 15,196 14,196 14,194 13,194 11,193 12,191 10,191 10,190 9,189 9,188 8,186 7,185 7,183 6,183 6,182 5,180 3,179 4,177 4,176 2,176 3,174 3,173 2,171 2,170 2,169 1,167 1,166 1,164 0,163 0,161 0,160 1,158 1,157 1,156 1,154 1,153 2,151 0,150 1,147 3,144 3,142 3,139 4,138 5,135 6,132 6,129 8,127 10,124 10,121 12,119 14,116 14,113 16,111 18,108 20,106 21,103 24,101 101,1">
            <text:p/>
          </draw:polyline>
          <draw:line draw:style-name="gr7" draw:text-style-name="P1" draw:layer="layout" svg:x1="11.209cm" svg:y1="10.469cm" svg:x2="11.397cm" svg:y2="10.577cm">
            <text:p/>
          </draw:line>
          <draw:polyline draw:style-name="gr7" draw:text-style-name="P1" draw:layer="layout" svg:width="0.416cm" svg:height="0.322cm" draw:transform="rotate (2.62148453649548) translate (13.2664125171062cm 11.6558653357549cm)" svg:viewBox="0 0 417 323" draw:points="0,323 200,0 417,0">
            <text:p/>
          </draw:polyline>
          <draw:line draw:style-name="gr7" draw:text-style-name="P1" draw:layer="layout" svg:x1="10.492cm" svg:y1="6.751cm" svg:x2="10.713cm" svg:y2="7.986cm">
            <text:p/>
          </draw:line>
          <draw:ellipse draw:style-name="gr8" draw:text-style-name="P1" draw:layer="layout" svg:width="27.449cm" svg:height="27.451cm" svg:x="-8.534cm" svg:y="4.738cm" draw:kind="arc" draw:start-angle="55.83" draw:end-angle="64.17">
            <text:p/>
          </draw:ellipse>
          <draw:polyline draw:style-name="gr7" draw:text-style-name="P1" draw:layer="layout" svg:width="1.842cm" svg:height="0.405cm" draw:transform="skewX (-0.00104719755119657) rotate (-0.740892267471593) translate (11.4909858674274cm 8.58411855097436cm)" svg:viewBox="0 0 1843 406" draw:points="0,406 133,406 266,403 396,396 525,387 653,373 777,354 899,334 1020,309 1135,282 1192,266 1248,251 1304,235 1358,217 1412,199 1464,179 1515,159 1565,139 1614,118 1662,95 1710,73 1755,49 1800,24 1843,0">
            <text:p/>
          </draw:polyline>
          <draw:line draw:style-name="gr7" draw:text-style-name="P1" draw:layer="layout" svg:x1="13.356cm" svg:y1="9.512cm" svg:x2="13.577cm" svg:y2="8.533cm">
            <text:p/>
          </draw:line>
          <draw:polyline draw:style-name="gr7" draw:text-style-name="P1" draw:layer="layout" svg:width="0.761cm" svg:height="0.073cm" draw:transform="skewX (0.00279252680319089) rotate (1.27251955762907) translate (13.6631971478379cm 9.34214505492145cm)" svg:viewBox="0 0 762 74" draw:points="0,0 687,2 762,74">
            <text:p/>
          </draw:polyline>
          <draw:polyline draw:style-name="gr7" draw:text-style-name="P1" draw:layer="layout" svg:width="1.464cm" svg:height="0.42cm" draw:transform="skewX (0.0013962634015954) rotate (-0.803025988842592) translate (11.5361030081072cm 8.45004252938345cm)" svg:viewBox="0 0 1465 421" draw:points="0,421 113,421 224,417 334,409 388,404 441,398 494,391 547,383 598,374 649,364 698,353 748,343 795,330 843,317 889,303 934,289 980,274 1023,257 1066,240 1108,222 1148,202 1189,183 1227,163 1265,143 1301,119 1335,98 1370,74 1403,50 1434,25 1465,0">
            <text:p/>
          </draw:polyline>
          <draw:polyline draw:style-name="gr7" draw:text-style-name="P1" draw:layer="layout" svg:width="1.226cm" svg:height="0.145cm" draw:transform="skewX (0.00157079632679489) rotate (-1.60308491795679) translate (12.9719527677912cm 8.12260504272605cm)" svg:viewBox="0 0 1227 146" draw:points="0,0 166,0 328,5 408,9 487,15 566,22 643,31 720,40 795,52 870,65 943,78 1015,92 1086,110 1157,127 1227,146">
            <text:p/>
          </draw:polyline>
          <draw:polyline draw:style-name="gr7" draw:text-style-name="P1" draw:layer="layout" svg:width="1.751cm" svg:height="0.337cm" draw:transform="rotate (2.42722939074851) translate (12.4439433720336cm 7.73481224341162cm)" svg:viewBox="0 0 1752 338" draw:points="0,338 126,338 250,335 373,329 492,321 611,309 727,294 841,277 952,257 1061,235 1169,208 1272,180 1374,149 1472,117 1569,81 1615,61 1662,41 1708,22 1752,0">
            <text:p/>
          </draw:polyline>
          <draw:ellipse draw:style-name="gr8" draw:text-style-name="P1" draw:layer="layout" svg:width="13.357cm" svg:height="13.356cm" svg:x="10.813cm" svg:y="0.066cm" draw:kind="arc" draw:start-angle="181.13" draw:end-angle="193.58">
            <text:p/>
          </draw:ellipse>
          <draw:polyline draw:style-name="gr7" draw:text-style-name="P1" draw:layer="layout" svg:width="0.17cm" svg:height="0.224cm" draw:transform="rotate (-0.32044245066616) translate (12.6242951928779cm 9.28971844903531cm)" svg:viewBox="0 0 171 225" draw:points="0,225 4,225 10,224 15,222 19,221 24,219 28,218 34,216 38,214 43,211 47,210 52,208 56,206 60,204 64,201 68,200 72,197 76,194 80,191 84,189 88,186 91,183 95,181 98,178 102,175 105,171 108,169 112,165 115,162 117,159 120,155 124,152 127,148 129,144 132,140 133,137 137,133 138,129 141,125 143,120 146,116 148,113 149,108 152,104 153,99 155,94 157,91 158,86 159,81 161,76 162,71 163,66 165,61 165,57 166,52 167,47 167,43 168,36 170,32 170,27 170,21 170,11 171,0">
            <text:p/>
          </draw:polyline>
          <draw:polyline draw:style-name="gr7" draw:text-style-name="P1" draw:layer="layout" svg:width="0.429cm" svg:height="0.411cm" draw:transform="rotate (-1.8172368171765) translate (13.3555420699292cm 9.51215835017472cm)" svg:viewBox="0 0 430 412" draw:points="0,0 12,0 23,0 34,2 45,2 56,3 68,5 78,6 89,8 100,10 110,11 121,13 132,16 141,20 152,23 161,25 171,29 182,32 192,36 200,41 210,44 220,49 228,54 237,59 246,64 255,69 262,75 271,80 278,87 287,93 294,98 302,105 309,112 315,119 323,126 329,133 336,142 342,149 348,157 354,164 359,173 366,182 371,189 376,198 380,207 385,216 388,225 394,234 398,245 400,254 404,264 408,274 410,284 413,295 415,304 418,315 421,324 422,336 424,345 426,357 427,368 428,378 428,389 430,400 430,412">
            <text:p/>
          </draw:polyline>
          <draw:circle draw:style-name="gr8" draw:text-style-name="P1" draw:layer="layout" svg:width="1.827cm" svg:height="1.828cm" svg:x="10.976cm" svg:y="7.187cm" draw:kind="arc" draw:start-angle="193.42" draw:end-angle="204.91">
            <text:p/>
          </draw:circle>
          <draw:ellipse draw:style-name="gr8" draw:text-style-name="P1" draw:layer="layout" svg:width="1.926cm" svg:height="1.928cm" svg:x="10.972cm" svg:y="7.118cm" draw:kind="arc" draw:start-angle="211.65" draw:end-angle="223.23">
            <text:p/>
          </draw:ellipse>
          <draw:polyline draw:style-name="gr7" draw:text-style-name="P1" draw:layer="layout" svg:width="0.978cm" svg:height="0.317cm" draw:transform="skewX (0.00226892802759261) rotate (-1.37270145669354) translate (11.0245218241916cm 7.92447719545058cm)" svg:viewBox="0 0 979 318" draw:points="0,318 29,318 59,317 90,314 122,312 152,310 184,306 217,301 249,296 282,291 315,285 348,277 379,269 412,262 446,253 479,243 511,233 543,222 576,210 608,198 640,185 671,173 702,159 732,145 762,130 791,116 820,100 849,84 876,68 903,52 929,34 954,18 979,0">
            <text:p/>
          </draw:polyline>
          <draw:polyline draw:style-name="gr7" draw:text-style-name="P1" draw:layer="layout" svg:width="0.642cm" svg:height="0.305cm" draw:transform="rotate (1.5707963267949) translate (12.6656696888274cm 8.12260504272605cm)" svg:viewBox="0 0 643 306" draw:points="0,306 10,306 21,306 31,305 41,305 62,303 81,301 103,298 124,294 146,289 167,285 190,278 211,273 233,266 254,257 277,249 299,240 320,230 343,221 364,211 385,200 406,188 427,176 448,163 468,150 488,136 507,122 525,108 545,94 562,79 580,63 597,48 613,32 629,15 643,0">
            <text:p/>
          </draw:polyline>
          <draw:polyline draw:style-name="gr7" draw:text-style-name="P1" draw:layer="layout" svg:width="1.379cm" svg:height="0.765cm" draw:transform="skewX (-0.000698131700797678) rotate (-0.620988147859583) translate (12.898914875482cm 7.10676139549988cm)" svg:viewBox="0 0 1380 766" draw:points="0,0 24,0 48,0 73,1 98,1 123,3 147,5 173,8 200,11 224,14 250,18 303,27 355,40 407,52 461,67 513,84 565,102 618,123 668,144 719,168 770,192 818,219 866,246 913,274 959,305 1002,337 1045,368 1085,402 1106,418 1125,435 1144,453 1162,471 1180,488 1198,506 1214,524 1231,543 1246,561 1262,579 1275,597 1290,616 1303,634 1316,653 1328,672 1340,691 1351,709 1361,727 1371,746 1380,766">
            <text:p/>
          </draw:polyline>
          <draw:polyline draw:style-name="gr7" draw:text-style-name="P1" draw:layer="layout" svg:width="0.3cm" svg:height="0.305cm" draw:transform="rotate (1.5707963267949) translate (10.8139215325235cm 6.8763700302637cm)" svg:viewBox="0 0 301 306" draw:points="0,0 20,0 30,0 39,1 48,1 58,3 67,4 76,4 84,6 94,7 103,10 111,11 119,13 128,15 135,17 143,20 150,22 159,25 166,28 173,32 180,35 187,38 194,42 200,46 207,51 212,55 218,59 223,63 229,67 235,73 240,77 244,83 247,86 250,87 251,90 254,93 257,96 259,98 261,101 263,104 266,107 267,110 268,112 271,115 273,119 274,122 275,125 277,128 280,131 281,135 282,138 284,140 285,145 287,148 288,155 291,160 292,167 295,174 296,181 298,188 298,197 299,204 299,211 301,219 301,226 301,235 301,242 299,250 299,257 298,266 296,274 295,282 294,289 292,298 289,306">
            <text:p/>
          </draw:polyline>
          <draw:polyline draw:style-name="gr7" draw:text-style-name="P1" draw:layer="layout" svg:width="0.491cm" svg:height="0.876cm" draw:transform="rotate (2.6773350725593) translate (10.7765401501242cm 6.89372008062675cm)" svg:viewBox="0 0 492 877" draw:points="0,877 22,877 43,876 65,875 85,872 106,870 125,867 145,863 165,858 183,853 200,848 219,841 236,834 244,832 253,828 261,825 269,821 278,817 285,813 293,809 300,804 308,800 315,795 323,791 330,786 337,781 344,776 349,772 356,765 362,760 369,755 374,750 381,743 386,738 392,731 397,726 403,719 408,714 413,707 418,701 422,694 427,689 432,682 436,675 440,668 444,660 448,653 452,646 455,638 458,631 462,624 465,616 467,609 470,601 474,593 475,584 478,577 480,568 481,561 483,552 485,543 485,535 487,526 488,518 490,509 490,501 490,492 491,484 491,474 492,466 492,457 492,447 492,438 490,420 487,401 485,381 482,362 479,344 474,324 469,305 463,284 456,264 449,244 441,224 434,204 424,184 416,163 405,143 395,122 383,101 371,82 360,61 346,40 332,19 318,0">
            <text:p/>
          </draw:polyline>
          <draw:polyline draw:style-name="gr7" draw:text-style-name="P1" draw:layer="layout" svg:width="1.436cm" svg:height="0.055cm" draw:transform="skewX (0.0125663706143592) rotate (-1.59348560707082) translate (13.9582404807846cm 8.6354300478543cm)" svg:viewBox="0 0 1437 56" draw:points="0,0 1351,17 1354,17 1358,17 1361,17 1364,17 1368,18 1371,18 1374,18 1378,19 1381,19 1384,21 1386,22 1391,22 1394,23 1396,25 1399,26 1402,27 1405,29 1408,30 1409,30 1411,31 1412,33 1414,33 1415,34 1416,35 1418,35 1419,37 1421,38 1422,39 1424,39 1424,41 1425,42 1427,44 1428,45 1429,46 1430,48 1431,48 1432,49 1432,50 1434,52 1434,53 1435,55 1437,56">
            <text:p/>
          </draw:polyline>
          <draw:line draw:style-name="gr7" draw:text-style-name="P1" draw:layer="layout" svg:x1="13.665cm" svg:y1="6.913cm" svg:x2="16.504cm" svg:y2="5.275cm">
            <text:p/>
          </draw:line>
          <draw:line draw:style-name="gr7" draw:text-style-name="P1" draw:layer="layout" svg:x1="13.951cm" svg:y1="7.402cm" svg:x2="16.79cm" svg:y2="5.764cm">
            <text:p/>
          </draw:line>
          <draw:polyline draw:style-name="gr7" draw:text-style-name="P1" draw:layer="layout" svg:width="1.528cm" svg:height="0.04cm" draw:transform="skewX (0.00191986217719376) rotate (-1.60343398380719) translate (16.8004912548384cm 6.90306503053065cm)" svg:viewBox="0 0 1529 41" draw:points="0,0 1444,3 1448,3 1451,3 1454,3 1458,4 1461,4 1464,4 1466,6 1469,5 1472,5 1475,7 1479,8 1482,8 1483,9 1486,9 1489,10 1492,12 1495,13 1498,14 1500,16 1502,17 1505,18 1508,20 1509,21 1510,21 1512,22 1513,24 1515,25 1516,26 1518,28 1519,29 1521,30 1522,32 1524,33 1524,35 1525,35 1525,36 1527,37 1527,39 1528,39 1528,40 1529,41">
            <text:p/>
          </draw:polyline>
          <draw:polyline draw:style-name="gr7" draw:text-style-name="P1" draw:layer="layout" svg:width="0.83cm" svg:height="2.822cm" draw:transform="rotate (0.785398163397448) translate (13.9203063220962cm 3.86545498427359cm)" svg:viewBox="0 0 831 2823" draw:points="0,0 2,0 5,1 8,2 11,3 14,4 16,6 18,6 21,7 23,9 26,10 28,12 31,13 33,15 36,16 38,18 40,20 44,22 46,24 48,26 50,28 52,30 54,32 57,35 59,37 61,39 63,41 65,45 67,47 70,52 75,57 77,62 80,69 84,75 87,79 90,86 93,93 96,100 99,107 102,114 105,123 110,138 115,155 122,180 831,2823">
            <text:p/>
          </draw:polyline>
          <draw:polyline draw:style-name="gr7" draw:text-style-name="P1" draw:layer="layout" svg:width="0.301cm" svg:height="0.17cm" draw:transform="skewX (-0.00663225115757848) rotate (-0.52970742798028) translate (16.6151706848496cm 5.33906549006626cm)" svg:viewBox="0 0 302 171" draw:points="0,0 31,0 42,0 53,2 64,2 75,3 80,4 86,5 91,6 97,7 102,7 106,10 112,11 118,13 123,13 127,15 133,17 138,19 144,20 148,23 153,25 158,28 164,30 168,32 173,34 178,38 182,40 186,43 191,46 196,48 201,52 204,55 209,58 213,61 217,65 222,69 225,72 229,76 233,80 237,83 241,87 245,91 249,95 252,98 259,107 266,116 273,125 279,134 285,144 302,171">
            <text:p/>
          </draw:polyline>
          <draw:ellipse draw:style-name="gr8" draw:text-style-name="P1" draw:layer="layout" svg:width="1.081cm" svg:height="1.08cm" svg:x="15.71cm" svg:y="5.212cm" draw:kind="arc" draw:start-angle="358.66" draw:end-angle="61.9">
            <text:p/>
          </draw:ellipse>
          <draw:polyline draw:style-name="gr7" draw:text-style-name="P1" draw:layer="layout" svg:width="0.628cm" svg:height="0.012cm" draw:transform="rotate (1.5707963267949) translate (16.7906564770735cm 6.2694100241941cm)" svg:viewBox="0 0 629 13" draw:points="0,13 506,0 629,0 122,13 0,13">
            <text:p/>
          </draw:polyline>
          <draw:line draw:style-name="gr7" draw:text-style-name="P1" draw:layer="layout" svg:x1="16.809cm" svg:y1="6.431cm" svg:x2="16.803cm" svg:y2="6.147cm">
            <text:p/>
          </draw:line>
          <draw:line draw:style-name="gr7" draw:text-style-name="P1" draw:layer="layout" svg:x1="16.8cm" svg:y1="6.903cm" svg:x2="16.803cm" svg:y2="6.269cm">
            <text:p/>
          </draw:line>
          <draw:polyline draw:style-name="gr7" draw:text-style-name="P1" draw:layer="layout" svg:width="2.296cm" svg:height="0.27cm" draw:transform="skewX (0.000872664625997166) rotate (-2.61816841091669) translate (15.947675525797cm 7.48754503637545cm)" svg:viewBox="0 0 2297 271" draw:points="0,0 2297,0 2058,271">
            <text:p/>
          </draw:polyline>
          <draw:polyline draw:style-name="gr7" draw:text-style-name="P1" draw:layer="layout" svg:width="2.54cm" svg:height="0.565cm" draw:transform="rotate (0.523424242673099) translate (13.7467898960133cm 7.79082188839785cm)" svg:viewBox="0 0 2541 566" draw:points="2541,0 244,0 236,42 227,84 216,125 205,166 192,205 180,244 166,282 150,319 134,355 117,389 107,406 99,423 90,438 81,454 71,469 60,484 52,499 40,513 31,527 21,541 11,553 0,566">
            <text:p/>
          </draw:polyline>
          <draw:line draw:style-name="gr7" draw:text-style-name="P1" draw:layer="layout" svg:x1="15.948cm" svg:y1="7.487cm" svg:x2="16.018cm" svg:y2="7.133cm">
            <text:p/>
          </draw:line>
          <draw:polyline draw:style-name="gr7" draw:text-style-name="P1" draw:layer="layout" svg:width="0.601cm" svg:height="0.135cm" draw:transform="skewX (0.00488692190558406) rotate (-1.23412231408519) translate (15.947675525797cm 6.52090502670905cm)" svg:viewBox="0 0 602 136" draw:points="0,0 43,0 86,2 128,5 170,9 210,12 251,19 292,26 331,34 369,44 406,54 425,59 442,65 459,71 476,77 494,83 511,91 526,98 542,104 558,112 572,120 587,128 602,136">
            <text:p/>
          </draw:polyline>
          <draw:polyline draw:style-name="gr7" draw:text-style-name="P1" draw:layer="layout" svg:width="1.931cm" svg:height="1cm" draw:transform="rotate (0.523075176822701) translate (12.9269968855006cm 10.5078193554661cm)" svg:viewBox="0 0 1932 1001" draw:points="1932,1000 0,1001 829,0">
            <text:p/>
          </draw:polyline>
          <draw:polyline draw:style-name="gr7" draw:text-style-name="P1" draw:layer="layout" svg:width="0.239cm" svg:height="0.256cm" draw:transform="rotate (-1.5707963267949) translate (15.3575888599035cm 10.1682850631829cm)" svg:viewBox="0 0 240 257" draw:points="0,0 4,0 7,1 11,3 15,4 20,6 22,7 27,8 31,11 35,13 38,14 42,17 45,18 49,21 53,22 60,27 67,32 74,38 81,44 89,49 97,55 104,62 111,69 118,77 125,84 132,93 139,101 146,110 153,119 160,129 174,149 190,170 204,192 240,257">
            <text:p/>
          </draw:polyline>
          <draw:line draw:style-name="gr7" draw:text-style-name="P1" draw:layer="layout" svg:x1="13.951cm" svg:y1="7.402cm" svg:x2="13.958cm" svg:y2="7.669cm">
            <text:p/>
          </draw:line>
          <draw:circle draw:style-name="gr8" draw:text-style-name="P1" draw:layer="layout" svg:width="1.082cm" svg:height="1.081cm" svg:x="12.87cm" svg:y="6.851cm" draw:kind="arc" draw:start-angle="358.81" draw:end-angle="62.1">
            <text:p/>
          </draw:circle>
          <draw:line draw:style-name="gr7" draw:text-style-name="P1" draw:layer="layout" svg:x1="11.296cm" svg:y1="5.546cm" svg:x2="13.665cm" svg:y2="6.913cm">
            <text:p/>
          </draw:line>
          <draw:polyline draw:style-name="gr7" draw:text-style-name="P1" draw:layer="layout" svg:width="0.415cm" svg:height="0.293cm" draw:transform="rotate (1.5707963267949) translate (11.0021872783086cm 5.90551502055515cm)" svg:viewBox="0 0 416 294" draw:points="0,0 202,6 222,6 247,7 261,8 268,10 275,10 284,11 291,13 298,14 306,15 313,18 320,20 325,21 329,22 332,24 336,25 339,27 343,28 346,30 350,32 353,34 357,35 360,37 362,39 365,41 370,44 372,45 375,48 378,51 381,53 384,55 385,58 388,60 391,63 392,66 395,69 398,72 399,74 400,77 403,81 405,84 406,87 407,90 409,94 410,97 410,101 412,104 413,108 413,111 414,115 414,118 416,122 416,126 416,129 416,133 416,138 416,140 416,145 416,149 416,153 416,156 414,160 414,164 413,169 413,171 412,176 412,180 410,184 409,191 406,198 403,207 400,214 398,221 395,228 392,235 388,242 382,254 370,275 360,294">
            <text:p/>
          </draw:polyline>
          <draw:polyline draw:style-name="gr7" draw:text-style-name="P1" draw:layer="layout" svg:width="0.437cm" svg:height="0.2cm" draw:transform="rotate (2.6789058688861) translate (11.5249158460526cm 6.02239762208289cm)" svg:viewBox="0 0 438 201" draw:points="0,201 19,201 37,200 54,199 72,197 90,196 107,193 123,190 141,188 158,184 173,179 190,176 204,170 221,165 235,159 249,154 264,148 278,141 292,134 305,126 319,119 324,115 330,110 336,107 342,103 349,98 354,94 360,89 366,85 371,79 375,75 381,71 386,65 391,60 397,55 400,50 405,45 409,40 414,34 418,29 423,23 427,18 431,11 435,6 438,0">
            <text:p/>
          </draw:polyline>
          <draw:ellipse draw:style-name="gr8" draw:text-style-name="P1" draw:layer="layout" svg:width="27.47cm" svg:height="27.472cm" svg:x="-8.104cm" svg:y="4.47cm" draw:kind="arc" draw:start-angle="55.83" draw:end-angle="64.17">
            <text:p/>
          </draw:ellipse>
          <draw:polyline draw:style-name="gr7" draw:text-style-name="P1" draw:layer="layout" svg:width="0.987cm" svg:height="0.289cm" draw:transform="skewX (-0.00122173047639605) rotate (1.92248017107175) translate (13.6861108745502cm 7.76902210207714cm)" svg:viewBox="0 0 988 290" draw:points="0,290 45,290 90,289 134,287 181,283 235,277 290,269 346,260 401,249 457,236 512,222 565,206 618,188 672,168 721,148 771,126 795,115 819,102 841,91 864,78 886,66 908,53 929,40 949,26 968,14 988,0">
            <text:p/>
          </draw:polyline>
          <draw:polyline draw:style-name="gr10" draw:text-style-name="P1" draw:layer="layout" svg:width="0.689cm" svg:height="2.442cm" draw:transform="rotate (-1.5707963267949) translate (14.1816304328729cm 11.0759150722592cm)" svg:viewBox="0 0 690 2443" draw:points="0,2443 8,2443 18,2442 27,2442 35,2440 45,2439 53,2438 62,2436 70,2435 80,2432 89,2431 97,2428 105,2425 114,2422 124,2419 132,2417 141,2414 149,2410 157,2407 166,2402 174,2398 183,2394 191,2390 200,2386 208,2381 223,2372 240,2360 256,2349 271,2338 287,2325 302,2313 316,2299 332,2286 346,2270 360,2256 374,2241 386,2225 400,2209 413,2192 426,2175 437,2158 450,2140 461,2123 472,2105 483,2086 493,2067 504,2047 516,2026 525,2005 535,1982 545,1960 555,1937 565,1914 583,1866 601,1815 617,1762 631,1707 645,1651 656,1592 666,1533 674,1472 681,1411 686,1347 688,1286 690,1222 688,1159 686,1096 681,1033 674,971 666,910 656,851 645,792 631,736 617,681 601,629 583,577 565,530 555,506 545,483 535,461 525,438 516,417 504,398 493,377 483,358 472,339 461,322 450,303 437,285 426,268 413,251 400,235 386,219 374,202 360,187 346,173 332,159 316,145 302,131 287,118 271,105 256,94 240,83 223,73 208,63 200,58 191,53 183,49 174,45 166,41 157,38 149,34 141,31 132,27 124,24 114,21 105,18 97,15 89,13 80,11 70,10 62,7 53,6 45,4 35,3 27,1 18,1 8,0 0,0">
            <text:p/>
          </draw:polyline>
          <draw:polyline draw:style-name="gr7" draw:text-style-name="P1" draw:layer="layout" svg:width="0.211cm" svg:height="0.123cm" svg:x="9.86cm" svg:y="10.858cm" svg:viewBox="0 0 212 124" draw:points="31,18 32,17 34,15 35,15 38,14 39,13 42,13 44,11 45,11 49,8 55,7 59,6 63,4 69,4 73,3 79,1 84,1 90,0 96,0 101,0 105,0 111,0 117,0 122,0 128,1 133,1 138,3 143,4 149,4 153,6 157,7 162,8 166,11 169,11 170,13 173,13 174,14 176,15 178,15 180,17 181,18 183,18 184,20 187,21 188,22 190,22 191,24 192,25 194,27 195,28 197,30 198,31 200,31 201,32 202,34 202,35 204,37 205,38 207,39 207,41 208,42 208,44 209,45 209,46 209,48 211,48 211,49 211,51 211,52 212,53 212,55 212,56 212,58 212,59 212,60 212,62 212,63 212,65 212,66 212,67 212,69 212,70 211,70 211,72 211,73 211,74 209,76 209,77 208,79 208,80 208,81 207,81 207,83 205,84 204,86 202,87 202,89 201,90 200,91 198,93 197,94 195,96 194,97 192,97 191,98 190,100 188,101 187,103 184,103 183,104 181,105 180,105 178,107 176,108 174,108 173,110 170,111 169,111 166,112 162,114 157,115 153,117 149,118 143,119 138,119 133,121 128,122 122,122 117,122 111,124 105,124 101,124 96,122 90,122 84,122 79,121 73,119 69,119 63,118 59,117 55,115 49,114 45,112 44,111 42,111 39,110 38,108 35,108 34,107 32,105 31,105 30,104 27,103 25,103 24,101 22,100 21,98 20,97 18,97 17,96 15,94 14,93 13,91 11,90 10,89 10,87 8,86 7,84 6,83 6,81 4,81 4,80 4,79 3,77 3,76 1,74 1,73 1,72 0,70 0,69 0,67 0,66 0,65 0,63 0,62 0,60 0,59 0,58 0,56 0,55 0,53 0,52 1,51 1,49 1,48 3,48 3,46 3,45 4,44 4,42 6,41 6,39 7,38 8,37 10,35 10,34 11,32 13,31 14,31 15,30 17,28 18,27 20,25 21,24 22,22 24,22 25,21 27,20 30,18 31,18">
            <text:p/>
          </draw:polyline>
          <draw:polyline draw:style-name="gr7" draw:text-style-name="P1" draw:layer="layout" svg:width="0.071cm" svg:height="0.25cm" draw:transform="rotate (-1.5707963267949) translate (10.09176785093cm 10.9368200708682cm)" svg:viewBox="0 0 72 251" draw:points="0,0 1,0 3,0 4,0 6,0 7,0 8,1 10,1 11,1 13,1 13,3 14,3 15,3 17,4 18,4 20,6 21,6 22,7 25,8 27,10 28,10 30,11 31,13 32,14 34,15 35,17 37,18 38,21 39,22 41,24 42,25 44,27 45,30 46,31 48,32 49,35 51,37 51,39 52,41 53,42 55,45 56,48 56,49 58,52 59,55 60,59 62,65 63,70 66,76 67,81 67,87 69,94 70,100 70,107 72,112 72,119 72,126 72,132 72,139 70,145 70,152 69,157 67,164 67,170 66,176 63,181 62,187 60,192 59,197 58,200 56,202 56,204 55,207 53,209 52,211 51,214 51,215 49,216 48,219 46,221 45,222 44,225 42,226 41,228 39,229 38,232 37,233 35,235 34,236 32,237 31,239 30,240 28,242 27,243 25,243 22,244 21,246 20,246 18,247 17,247 15,249 14,249 13,249 13,250 11,250 10,250 8,250 8,251 7,251 6,251 4,251 3,251 1,251 0,251">
            <text:p/>
          </draw:polyline>
          <draw:polyline draw:style-name="gr7" draw:text-style-name="P1" draw:layer="layout" svg:width="0.072cm" svg:height="0.25cm" draw:transform="rotate (-1.5707963267949) translate (10.09176785093cm 11.0464100719641cm)" svg:viewBox="0 0 73 251" draw:points="0,251 1,251 3,251 4,251 6,251 7,251 8,251 10,251 10,250 11,250 13,250 14,250 15,249 17,249 18,247 20,247 21,246 22,246 24,244 25,244 27,243 28,242 31,240 32,239 34,237 35,236 37,235 38,233 39,232 41,229 42,228 44,226 45,225 46,222 48,221 49,219 51,216 52,215 52,214 53,211 55,209 56,207 56,204 58,202 59,200 60,197 62,192 63,187 65,181 66,176 67,170 69,164 70,157 72,152 72,145 72,139 73,132 73,126 73,119 72,112 72,107 72,100 70,94 69,87 67,81 66,76 65,70 63,65 62,59 60,55 59,52 58,49 56,48 56,45 55,42 53,41 52,39 52,37 51,35 49,32 48,31 46,30 45,27 44,25 42,24 41,22 39,20 38,18 37,17 35,15 34,14 32,13 31,11 28,10 27,8 25,8 24,7 22,6 21,6 20,4 18,4 17,3 15,3 14,1 13,1 11,1 10,1 8,0 7,0 6,0 4,0 3,0 1,0 0,0">
            <text:p/>
          </draw:polyline>
          <draw:line draw:style-name="gr7" draw:text-style-name="P1" draw:layer="layout" svg:x1="9.948cm" svg:y1="10.882cm" svg:x2="9.948cm" svg:y2="10.954cm">
            <text:p/>
          </draw:line>
          <draw:line draw:style-name="gr7" draw:text-style-name="P1" draw:layer="layout" svg:x1="10.013cm" svg:y1="10.892cm" svg:x2="10.013cm" svg:y2="10.947cm">
            <text:p/>
          </draw:line>
          <draw:polyline draw:style-name="gr7" draw:text-style-name="P1" draw:layer="layout" svg:width="0.022cm" svg:height="0.019cm" draw:transform="skewX (-0.245044226980004) rotate (-2.57017185648685) translate (9.97796542250768cm 10.957895071079cm)" svg:viewBox="0 0 23 20" draw:points="0,0 18,20 23,19">
            <text:p/>
          </draw:polyline>
          <draw:ellipse draw:style-name="gr8" draw:text-style-name="P1" draw:layer="layout" svg:width="0.207cm" svg:height="0.205cm" svg:x="9.863cm" svg:y="10.752cm" draw:kind="arc" draw:start-angle="243.43" draw:end-angle="280.1">
            <text:p/>
          </draw:ellipse>
          <draw:ellipse draw:style-name="gr8" draw:text-style-name="P1" draw:layer="layout" svg:width="0.214cm" svg:height="0.211cm" svg:x="9.842cm" svg:y="10.756cm" draw:kind="arc" draw:start-angle="305.36" draw:end-angle="320.29">
            <text:p/>
          </draw:ellipse>
          <draw:circle draw:style-name="gr8" draw:text-style-name="P1" draw:layer="layout" svg:width="0.122cm" svg:height="0.121cm" svg:x="9.92cm" svg:y="10.835cm" draw:kind="arc" draw:start-angle="273.9" draw:end-angle="325.95">
            <text:p/>
          </draw:circle>
          <draw:polyline draw:style-name="gr7" draw:text-style-name="P1" draw:layer="layout" svg:width="0.04cm" svg:height="0.009cm" draw:transform="skewX (-0.0525344104850293) rotate (-1.35210657152001) translate (10.0223510254009cm 10.8892846935399cm)" svg:viewBox="0 0 41 10" draw:points="0,10 6,9 12,9 16,7 21,7 24,8 25,7 28,7 30,6 31,5 33,5 35,4 36,5 36,3 38,4 38,2 39,2 40,1 41,1 41,0">
            <text:p/>
          </draw:polyline>
          <draw:circle draw:style-name="gr8" draw:text-style-name="P1" draw:layer="layout" svg:width="0.059cm" svg:height="0.059cm" svg:x="9.974cm" svg:y="10.89cm" draw:kind="arc" draw:start-angle="340.71" draw:end-angle="70.71">
            <text:p/>
          </draw:circle>
          <draw:ellipse draw:style-name="gr8" draw:text-style-name="P1" draw:layer="layout" svg:width="0.156cm" svg:height="0.153cm" svg:x="9.914cm" svg:y="10.741cm" draw:kind="arc" draw:start-angle="236.89" draw:end-angle="286.8">
            <text:p/>
          </draw:ellipse>
          <draw:circle draw:style-name="gr8" draw:text-style-name="P1" draw:layer="layout" svg:width="0.207cm" svg:height="0.208cm" svg:x="9.863cm" svg:y="10.88cm" draw:kind="arc" draw:start-angle="62.74" draw:end-angle="99.33">
            <text:p/>
          </draw:circle>
          <draw:circle draw:style-name="gr8" draw:text-style-name="P1" draw:layer="layout" svg:width="0.122cm" svg:height="0.122cm" svg:x="9.837cm" svg:y="10.787cm" draw:kind="arc" draw:start-angle="273.9" draw:end-angle="327.03">
            <text:p/>
          </draw:circle>
          <draw:circle draw:style-name="gr8" draw:text-style-name="P1" draw:layer="layout" svg:width="0.176cm" svg:height="0.176cm" svg:x="9.873cm" svg:y="10.88cm" draw:kind="arc" draw:start-angle="97.47" draw:end-angle="118.24">
            <text:p/>
          </draw:circle>
          <draw:ellipse draw:style-name="gr8" draw:text-style-name="P1" draw:layer="layout" svg:width="0.083cm" svg:height="0.081cm" svg:x="9.897cm" svg:y="10.887cm" draw:kind="arc" draw:start-angle="116.57" draw:end-angle="153.43">
            <text:p/>
          </draw:ellipse>
          <draw:ellipse draw:style-name="gr8" draw:text-style-name="P1" draw:layer="layout" svg:width="0.13cm" svg:height="0.128cm" svg:x="9.901cm" svg:y="10.839cm" draw:kind="arc" draw:start-angle="186.2" draw:end-angle="222.36">
            <text:p/>
          </draw:ellipse>
          <draw:circle draw:style-name="gr8" draw:text-style-name="P1" draw:layer="layout" svg:width="0.059cm" svg:height="0.059cm" svg:x="9.9cm" svg:y="10.89cm" draw:kind="arc" draw:start-angle="160.71" draw:end-angle="249.78">
            <text:p/>
          </draw:circle>
          <draw:circle draw:style-name="gr8" draw:text-style-name="P1" draw:layer="layout" svg:width="0.181cm" svg:height="0.182cm" svg:x="9.876cm" svg:y="11.372cm" draw:kind="arc" draw:start-angle="243.43" draw:end-angle="297.35">
            <text:p/>
          </draw:circle>
          <draw:polyline draw:style-name="gr7" draw:text-style-name="P1" draw:layer="layout" svg:width="0.044cm" svg:height="0.155cm" draw:transform="rotate (-1.5707963267949) translate (10.0439989303577cm 11.5058450765585cm)" svg:viewBox="0 0 45 156" draw:points="0,156 1,156 3,156 4,156 4,155 6,155 7,155 8,155 10,153 11,153 13,153 13,152 14,152 15,150 17,150 17,149 18,149 20,148 21,146 22,145 24,143 25,142 25,140 27,140 28,139 28,138 30,136 30,135 31,133 32,132 32,131 34,129 34,128 35,126 35,125 37,124 37,122 38,119 39,115 39,112 41,108 42,105 42,101 44,98 44,94 44,90 44,86 45,81 45,79 45,74 44,70 44,66 44,62 44,58 42,55 42,51 41,48 39,44 39,41 38,37 37,34 37,32 35,31 35,30 34,28 34,27 32,25 32,24 31,22 30,21 30,20 28,18 28,17 27,17 25,15 25,14 24,13 22,11 21,10 20,8 18,7 17,7 17,6 15,6 14,4 13,4 11,3 10,3 8,1 7,1 6,1 4,1 3,0 1,0 0,0">
            <text:p/>
          </draw:polyline>
          <draw:polyline draw:style-name="gr7" draw:text-style-name="P1" draw:layer="layout" svg:width="0.172cm" svg:height="0.173cm" draw:transform="skewX (-0.00802851455917389) rotate (0.785398163397448) translate (9.15716983350552cm 10.5240433389253cm)" svg:viewBox="0 0 173 174" draw:points="65,3 67,3 68,4 70,4 73,5 74,6 76,6 79,7 80,8 84,10 89,13 93,15 97,17 102,20 106,22 109,26 114,29 118,33 123,36 126,39 130,43 134,47 138,51 141,56 145,60 148,65 151,68 154,73 157,77 159,81 161,85 163,89 165,93 167,95 167,97 168,100 168,101 168,103 169,106 170,107 170,109 170,111 171,112 172,115 172,117 172,119 173,120 173,122 173,124 173,126 173,128 173,130 173,132 173,134 172,135 172,137 172,139 172,141 171,142 172,143 171,144 171,146 170,147 171,148 170,149 169,150 169,152 168,153 167,154 167,156 166,157 165,158 164,159 163,160 162,161 161,162 160,163 159,164 158,165 157,166 156,167 155,168 153,168 152,169 151,170 150,169 149,170 148,171 147,172 146,171 145,172 143,172 142,173 141,172 140,173 138,173 136,173 134,173 133,174 131,174 129,174 127,174 125,174 123,174 121,174 120,173 118,173 116,173 114,173 111,172 110,171 108,171 106,171 105,170 102,169 100,169 99,168 96,167 95,166 92,165 89,163 85,161 81,159 77,157 72,154 67,151 64,148 59,145 55,141 50,138 46,134 42,130 38,126 35,123 32,118 28,114 25,109 21,105 19,101 17,96 15,92 13,88 10,83 8,79 8,77 6,76 6,74 5,73 4,70 4,68 3,67 3,65 3,63 1,61 1,59 1,57 1,55 1,53 0,52 0,50 0,48 0,46 0,44 0,42 0,40 0,38 0,36 1,35 1,33 1,31 2,30 1,29 2,28 2,26 3,25 3,23 4,22 5,21 6,20 5,19 6,18 7,17 8,16 9,15 10,14 10,12 11,11 12,10 14,10 15,9 16,8 17,7 18,6 19,5 20,6 21,5 22,4 23,3 25,3 26,2 28,2 29,1 30,2 31,1 33,1 35,1 36,0 38,0 40,0 42,0 44,0 46,0 48,0 50,0 52,0 54,0 55,1 57,1 59,1 61,1 63,3 65,3">
            <text:p/>
          </draw:polyline>
          <draw:polyline draw:style-name="gr7" draw:text-style-name="P1" draw:layer="layout" svg:width="0.071cm" svg:height="0.25cm" draw:transform="rotate (-1.5707963267949) translate (9.40614334389183cm 10.5406100669061cm)" svg:viewBox="0 0 72 251" draw:points="0,0 1,0 3,0 4,0 6,0 7,0 8,1 10,1 11,1 13,3 14,3 15,3 17,3 17,4 18,4 20,6 21,6 22,7 24,7 25,8 27,10 28,10 30,11 31,13 32,14 35,15 37,17 38,20 39,21 41,22 42,24 44,25 45,28 45,30 46,31 48,32 49,35 51,37 52,39 52,41 53,44 55,45 56,48 56,49 58,52 59,55 60,59 63,65 65,70 66,76 67,81 69,87 69,94 70,100 70,107 72,112 72,119 72,126 72,132 72,139 70,145 70,152 69,157 69,164 67,170 66,176 65,181 63,187 60,192 59,197 58,200 56,202 56,205 55,207 53,209 52,211 52,214 51,215 49,216 48,219 46,221 45,222 45,225 44,226 42,228 41,229 39,232 38,233 37,235 35,236 32,237 31,239 30,240 28,242 27,243 25,243 24,244 22,246 21,246 20,247 18,247 17,247 17,249 15,249 14,249 14,250 13,250 11,250 10,250 8,250 8,251 7,251 6,251 4,251 3,251 1,251 0,251">
            <text:p/>
          </draw:polyline>
          <draw:polyline draw:style-name="gr7" draw:text-style-name="P1" draw:layer="layout" svg:width="0.072cm" svg:height="0.25cm" draw:transform="rotate (-1.5707963267949) translate (9.40614334389183cm 10.650200068002cm)" svg:viewBox="0 0 73 251" draw:points="0,251 1,251 3,251 4,251 6,251 7,251 8,251 10,251 10,250 11,250 13,250 14,250 15,249 17,249 18,249 18,247 20,247 21,247 21,246 22,246 24,244 25,244 27,243 30,242 31,240 32,239 34,237 35,236 37,235 38,233 39,232 41,230 42,228 44,226 45,225 46,223 48,221 49,219 51,216 52,215 53,214 53,211 55,209 56,207 58,205 58,202 59,200 60,197 62,192 63,187 66,181 67,176 69,170 69,164 70,157 72,152 72,145 73,139 73,132 73,126 73,119 73,112 72,107 72,100 70,94 69,87 69,81 67,76 66,70 63,65 62,59 60,55 59,52 58,49 58,48 56,45 55,44 53,41 53,39 52,37 51,35 49,32 48,31 46,30 45,27 44,25 42,24 41,22 39,21 38,18 37,17 35,15 34,14 32,13 31,11 30,10 27,8 25,8 25,7 24,7 22,6 21,6 21,4 20,4 18,4 17,3 15,3 14,3 13,1 11,1 10,1 8,0 7,0 6,0 4,0 3,0 1,0 0,0">
            <text:p/>
          </draw:polyline>
          <draw:line draw:style-name="gr7" draw:text-style-name="P1" draw:layer="layout" svg:x1="9.263cm" svg:y1="10.486cm" svg:x2="9.263cm" svg:y2="10.558cm">
            <text:p/>
          </draw:line>
          <draw:line draw:style-name="gr7" draw:text-style-name="P1" draw:layer="layout" svg:x1="9.327cm" svg:y1="10.496cm" svg:x2="9.327cm" svg:y2="10.551cm">
            <text:p/>
          </draw:line>
          <draw:polyline draw:style-name="gr7" draw:text-style-name="P1" draw:layer="layout" svg:width="0.02cm" svg:height="0.018cm" draw:transform="skewX (-0.245044226980004) rotate (-2.5535912285929) translate (9.29093594721737cm 10.5616850671169cm)" svg:viewBox="0 0 21 19" draw:points="0,0 16,19 21,19">
            <text:p/>
          </draw:polyline>
          <draw:circle draw:style-name="gr8" draw:text-style-name="P1" draw:layer="layout" svg:width="0.208cm" svg:height="0.208cm" svg:x="9.176cm" svg:y="10.356cm" draw:kind="arc" draw:start-angle="243.08" draw:end-angle="280.1">
            <text:p/>
          </draw:circle>
          <draw:circle draw:style-name="gr8" draw:text-style-name="P1" draw:layer="layout" svg:width="0.213cm" svg:height="0.214cm" svg:x="9.157cm" svg:y="10.36cm" draw:kind="arc" draw:start-angle="305.36" draw:end-angle="320.87">
            <text:p/>
          </draw:circle>
          <draw:circle draw:style-name="gr8" draw:text-style-name="P1" draw:layer="layout" svg:width="0.124cm" svg:height="0.123cm" svg:x="9.232cm" svg:y="10.439cm" draw:kind="arc" draw:start-angle="273.9" draw:end-angle="327.03">
            <text:p/>
          </draw:circle>
          <draw:polyline draw:style-name="gr7" draw:text-style-name="P1" draw:layer="layout" svg:width="0.04cm" svg:height="0.009cm" draw:transform="skewX (-0.0525344104850293) rotate (-1.36327667873277) translate (9.33719724057097cm 10.4930605498662cm)" svg:viewBox="0 0 41 10" draw:points="0,10 6,10 12,10 16,9 22,8 24,8 27,7 28,7 30,6 31,7 31,5 33,5 34,6 35,4 36,5 38,4 38,2 39,2 40,1 41,1 41,0">
            <text:p/>
          </draw:polyline>
          <draw:circle draw:style-name="gr8" draw:text-style-name="P1" draw:layer="layout" svg:width="0.059cm" svg:height="0.059cm" svg:x="9.289cm" svg:y="10.495cm" draw:kind="arc" draw:start-angle="340.71" draw:end-angle="70.71">
            <text:p/>
          </draw:circle>
          <draw:circle draw:style-name="gr8" draw:text-style-name="P1" draw:layer="layout" svg:width="0.156cm" svg:height="0.156cm" svg:x="9.228cm" svg:y="10.345cm" draw:kind="arc" draw:start-angle="236.89" draw:end-angle="286.8">
            <text:p/>
          </draw:circle>
          <draw:circle draw:style-name="gr8" draw:text-style-name="P1" draw:layer="layout" svg:width="0.208cm" svg:height="0.208cm" svg:x="9.176cm" svg:y="10.485cm" draw:kind="arc" draw:start-angle="62.74" draw:end-angle="99.33">
            <text:p/>
          </draw:circle>
          <draw:ellipse draw:style-name="gr8" draw:text-style-name="P1" draw:layer="layout" svg:width="0.122cm" svg:height="0.123cm" svg:x="9.151cm" svg:y="10.392cm" draw:kind="arc" draw:start-angle="273.9" draw:end-angle="327.03">
            <text:p/>
          </draw:ellipse>
          <draw:circle draw:style-name="gr8" draw:text-style-name="P1" draw:layer="layout" svg:width="0.176cm" svg:height="0.175cm" svg:x="9.187cm" svg:y="10.486cm" draw:kind="arc" draw:start-angle="97.35" draw:end-angle="117.8">
            <text:p/>
          </draw:circle>
          <draw:ellipse draw:style-name="gr8" draw:text-style-name="P1" draw:layer="layout" svg:width="0.082cm" svg:height="0.083cm" svg:x="9.211cm" svg:y="10.492cm" draw:kind="arc" draw:start-angle="116.57" draw:end-angle="153.43">
            <text:p/>
          </draw:ellipse>
          <draw:circle draw:style-name="gr8" draw:text-style-name="P1" draw:layer="layout" svg:width="0.129cm" svg:height="0.129cm" svg:x="9.216cm" svg:y="10.443cm" draw:kind="arc" draw:start-angle="186.2" draw:end-angle="222.36">
            <text:p/>
          </draw:circle>
          <draw:ellipse draw:style-name="gr8" draw:text-style-name="P1" draw:layer="layout" svg:width="0.058cm" svg:height="0.059cm" svg:x="9.214cm" svg:y="10.495cm" draw:kind="arc" draw:start-angle="159.78" draw:end-angle="252.47">
            <text:p/>
          </draw:ellipse>
          <draw:circle draw:style-name="gr8" draw:text-style-name="P1" draw:layer="layout" svg:width="0.182cm" svg:height="0.181cm" svg:x="9.19cm" svg:y="10.977cm" draw:kind="arc" draw:start-angle="243.43" draw:end-angle="297.35">
            <text:p/>
          </draw:circle>
          <draw:polyline draw:style-name="gr7" draw:text-style-name="P1" draw:layer="layout" svg:width="0.044cm" svg:height="0.155cm" draw:transform="rotate (-1.5707963267949) translate (9.35837442331949cm 11.1096350725963cm)" svg:viewBox="0 0 45 156" draw:points="0,156 1,156 3,156 4,156 6,155 7,155 8,155 10,155 10,153 11,153 13,153 13,152 14,152 15,152 15,150 17,150 18,149 20,148 21,148 21,146 22,145 24,145 24,143 25,142 27,140 28,139 28,138 30,136 30,135 31,135 32,133 32,132 34,131 34,129 34,128 35,126 35,125 37,124 37,122 38,119 39,115 41,112 41,110 42,105 42,101 44,98 44,94 44,90 45,86 45,81 45,79 45,74 45,70 44,66 44,62 44,59 42,55 42,51 41,48 41,44 39,41 38,38 37,34 37,32 35,31 35,30 34,28 34,27 34,25 32,24 31,22 30,21 30,20 28,18 28,17 27,17 27,15 25,14 24,13 22,11 21,10 20,8 18,8 18,7 17,6 15,6 14,4 13,4 11,3 10,3 8,1 7,1 6,1 4,1 3,1 3,0 1,0 0,0">
            <text:p/>
          </draw:polyline>
          <draw:polyline draw:style-name="gr11" draw:text-style-name="P1" draw:layer="layout" svg:width="0.095cm" svg:height="0.095cm" draw:transform="rotate (2.35619449019234) translate (9.9660231923646cm 12.7218710482655cm)" svg:viewBox="0 0 96 96" draw:points="0,96 2,96 4,96 6,96 7,95 9,95 11,95 13,95 15,93 16,94 17,93 19,93 20,92 22,92 23,91 25,91 26,90 30,88 33,87 36,84 39,83 43,81 45,79 49,77 52,75 55,72 59,70 62,67 65,64 67,62 70,59 72,55 75,52 77,49 79,45 81,43 83,39 85,35 87,33 88,30 90,26 91,25 91,23 92,22 92,20 93,19 93,17 94,16 94,14 95,13 95,11 95,9 95,7 96,6 96,4 96,2 96,0">
            <text:p/>
          </draw:polyline>
          <draw:polyline draw:style-name="gr11" draw:text-style-name="P1" draw:layer="layout" svg:width="0.129cm" svg:height="0.129cm" draw:transform="rotate (-0.781034840267463) translate (9.96542849264775cm 12.5377849395829cm)" svg:viewBox="0 0 130 130" draw:points="48,128 50,128 51,127 53,127 54,126 56,126 57,125 59,125 60,124 63,122 66,121 68,119 72,117 76,115 78,113 82,111 85,108 88,105 92,103 95,100 97,98 100,95 103,92 105,88 108,86 111,83 113,79 115,77 117,73 118,70 121,67 122,64 124,60 125,59 125,57 126,56 126,54 127,53 127,51 128,50 127,49 128,48 128,46 129,45 129,43 129,41 130,40 129,39 130,38 130,36 130,34 130,32 130,30 130,28 129,27 129,25 129,23 129,22 130,21 129,20 128,19 129,18 128,17 127,16 126,15 126,13 125,12 124,11 123,10 122,9 121,8 120,7 119,6 118,5 116,5 115,4 114,3 112,3 111,2 109,2 108,1 107,2 106,1 104,1 103,0 102,1 101,0 99,0 98,1 97,0 95,0 94,1 92,1 91,0 90,1 88,1 87,2 85,2 83,2 82,3 81,2 80,3 78,3 77,4 75,4 74,5 73,6 71,6 67,8 64,9 61,12 58,13 54,15 52,17 48,19 45,22 42,25 39,28 35,30 32,33 30,35 28,38 25,41 22,44 19,47 17,51 15,53 13,57 11,61 9,63 8,66 6,70 6,72 5,73 4,74 4,76 3,77 3,79 2,80 2,82 2,84 2,86 1,87 1,89 0,90 1,91 1,93 0,94 0,96 1,97 0,98 0,100 1,101 0,102 1,103 1,105 1,107 2,108 2,110 3,111 3,113 4,114 5,115 4,116 5,117 6,118 7,119 8,120 9,121 10,122 11,123 12,124 13,125 14,126 15,125 16,126 17,127 18,128 19,127 20,128 21,129 22,128 23,129 24,130 25,129 27,129 28,130 30,130 32,130 34,130 36,130 38,130 39,129 40,130 41,129 43,129 45,129 46,128 48,128">
            <text:p/>
          </draw:polyline>
          <draw:polyline draw:style-name="gr11" draw:text-style-name="P1" draw:layer="layout" svg:width="0.096cm" svg:height="0.095cm" draw:transform="rotate (2.36143047794833) translate (9.2811122427514cm 12.3256573080913cm)" svg:viewBox="0 0 97 96" draw:points="0,96 2,96 4,96 5,95 7,95 9,95 11,95 12,94 15,93 16,94 17,93 19,93 20,92 21,91 23,91 24,90 27,89 30,88 32,86 36,84 39,83 43,81 45,79 49,77 52,74 55,71 58,68 62,66 65,63 68,60 69,57 72,55 75,52 78,49 80,45 82,43 84,39 86,35 87,32 89,30 91,26 91,24 92,23 92,21 93,20 94,19 94,17 95,16 95,14 95,12 96,11 96,9 96,7 96,5 97,4 97,2 97,0">
            <text:p/>
          </draw:polyline>
          <draw:polyline draw:style-name="gr11" draw:text-style-name="P1" draw:layer="layout" svg:width="0.13cm" svg:height="0.129cm" draw:transform="skewX (-0.0109955742875643) rotate (-0.785398163397448) translate (9.27958768844941cm 12.1407980947304cm)" svg:viewBox="0 0 131 130" draw:points="47,128 49,128 50,127 52,127 53,126 55,126 56,125 58,125 59,124 63,122 66,121 69,120 72,117 76,115 78,113 82,111 85,108 89,106 92,103 94,101 97,98 100,95 103,92 106,89 108,85 112,82 114,78 116,76 118,73 120,71 122,67 123,64 124,61 126,59 126,57 127,56 127,54 128,53 128,51 129,50 128,49 129,48 129,46 130,45 130,43 131,42 130,41 130,39 131,38 131,36 130,35 131,34 131,32 131,30 131,28 130,27 131,26 130,25 130,23 129,22 130,21 129,20 128,19 128,17 127,16 126,15 126,13 125,12 124,11 123,10 122,9 121,8 120,7 119,6 118,5 117,6 116,5 115,4 114,3 113,4 112,3 111,2 109,2 108,1 107,2 106,1 104,1 102,1 101,0 99,0 98,1 97,1 96,0 95,1 93,1 92,2 91,1 89,1 88,2 86,2 85,3 83,3 81,3 80,4 78,4 77,5 75,5 74,6 71,7 68,8 66,10 62,12 59,13 56,16 53,17 50,20 46,22 43,25 40,28 37,31 34,34 31,37 29,39 26,42 23,45 20,49 17,52 16,55 13,58 11,62 10,65 8,67 6,71 6,73 5,74 5,76 4,76 4,78 3,79 3,81 2,82 2,84 2,86 1,87 1,89 1,91 1,93 0,94 0,96 1,97 0,98 0,100 1,101 1,103 0,104 1,105 1,107 2,108 1,109 2,110 3,111 2,112 3,113 4,114 5,115 4,116 5,117 6,118 7,119 8,120 9,121 10,122 11,123 12,124 13,125 14,126 16,126 17,127 18,128 20,128 21,129 23,129 24,130 26,130 28,130 30,130 32,130 33,130 35,130 37,130 38,129 39,130 41,130 42,129 44,129 45,128 46,129 47,128">
            <text:p/>
          </draw:polyline>
          <draw:line draw:style-name="gr11" draw:text-style-name="P1" draw:layer="layout" svg:x1="8.053cm" svg:y1="11.399cm" svg:x2="9.493cm" svg:y2="12.229cm">
            <text:p/>
          </draw:line>
          <draw:circle draw:style-name="gr13" draw:text-style-name="P1" draw:layer="layout" svg:width="0.303cm" svg:height="0.303cm" svg:x="7.833cm" svg:y="11.382cm" draw:kind="arc" draw:start-angle="62.96" draw:end-angle="117.04">
            <text:p/>
          </draw:circle>
          <draw:line draw:style-name="gr11" draw:text-style-name="P1" draw:layer="layout" svg:x1="5.378cm" svg:y1="12.863cm" svg:x2="7.915cm" svg:y2="11.399cm">
            <text:p/>
          </draw:line>
          <draw:ellipse draw:style-name="gr13" draw:text-style-name="P1" draw:layer="layout" svg:width="0.097cm" svg:height="0.099cm" svg:x="5.35cm" svg:y="12.896cm" draw:kind="arc" draw:start-angle="185.04" draw:end-angle="245.7">
            <text:p/>
          </draw:ellipse>
          <draw:polyline draw:style-name="gr11" draw:text-style-name="P1" draw:layer="layout" svg:width="0.058cm" svg:height="0.059cm" draw:transform="skewX (-0.0125663706143592) rotate (2.35619449019234) translate (5.37601852253717cm 12.9452938990872cm)" svg:viewBox="0 0 59 60" draw:points="0,3 2,3 4,3 5,2 7,2 9,2 10,1 12,1 14,1 16,1 18,1 19,0 20,1 22,1 24,1 26,1 27,2 29,2 31,2 32,3 33,2 34,3 35,4 36,3 37,4 38,5 39,4 40,5 41,6 42,7 44,7 45,8 46,9 47,10 48,11 49,12 50,13 51,14 52,15 52,16 52,18 53,19 54,20 55,21 54,22 55,23 56,24 55,25 56,26 57,27 56,28 57,29 57,31 57,33 58,34 58,36 58,38 58,40 59,41 58,42 58,44 58,46 58,48 58,50 57,51 57,53 57,55 56,56 56,58 56,60">
            <text:p/>
          </draw:polyline>
          <draw:line draw:style-name="gr11" draw:text-style-name="P1" draw:layer="layout" svg:x1="8.739cm" svg:y1="14.93cm" svg:x2="5.378cm" svg:y2="12.99cm">
            <text:p/>
          </draw:line>
          <draw:line draw:style-name="gr11" draw:text-style-name="P1" draw:layer="layout" svg:x1="5.378cm" svg:y1="12.943cm" svg:x2="8.739cm" svg:y2="14.882cm">
            <text:p/>
          </draw:line>
          <draw:ellipse draw:style-name="gr13" draw:text-style-name="P1" draw:layer="layout" svg:width="0.302cm" svg:height="0.303cm" svg:x="8.656cm" svg:y="14.643cm" draw:kind="arc" draw:start-angle="243.43" draw:end-angle="297.04">
            <text:p/>
          </draw:ellipse>
          <draw:ellipse draw:style-name="gr13" draw:text-style-name="P1" draw:layer="layout" svg:width="0.302cm" svg:height="0.304cm" svg:x="8.656cm" svg:y="14.595cm" draw:kind="arc" draw:start-angle="243.43" draw:end-angle="297.04">
            <text:p/>
          </draw:ellipse>
          <draw:line draw:style-name="gr11" draw:text-style-name="P1" draw:layer="layout" svg:x1="11.412cm" svg:y1="13.466cm" svg:x2="8.875cm" svg:y2="14.93cm">
            <text:p/>
          </draw:line>
          <draw:line draw:style-name="gr11" draw:text-style-name="P1" draw:layer="layout" svg:x1="11.412cm" svg:y1="13.418cm" svg:x2="8.875cm" svg:y2="14.882cm">
            <text:p/>
          </draw:line>
          <draw:ellipse draw:style-name="gr13" draw:text-style-name="P1" draw:layer="layout" svg:width="0.098cm" svg:height="0.099cm" svg:x="11.343cm" svg:y="13.371cm" draw:kind="arc" draw:start-angle="293.63" draw:end-angle="355.1">
            <text:p/>
          </draw:ellipse>
          <draw:polyline draw:style-name="gr11" draw:text-style-name="P1" draw:layer="layout" svg:width="1.684cm" svg:height="0.508cm" draw:transform="rotate (-0.78487456462185) translate (10.2644751487396cm 12.187005275526cm)" svg:viewBox="0 0 1685 509" draw:points="0,509 20,433 1626,3 1628,3 1630,3 1631,2 1633,2 1635,2 1637,2 1638,1 1639,1 1641,1 1643,1 1644,0 1646,0 1648,0 1649,1 1651,1 1653,1 1654,2 1656,2 1658,2 1659,3 1660,2 1661,3 1662,4 1663,3 1664,4 1665,5 1667,5 1668,6 1669,7 1670,8 1671,9 1672,10 1673,11 1674,10 1675,11 1675,13 1676,14 1677,15 1678,16 1679,17 1680,18 1680,20 1681,21 1682,22 1681,23 1682,24 1683,25 1683,27 1684,28 1683,29 1684,30 1684,32 1684,34 1684,36 1685,37 1685,39 1685,41 1685,43 1684,44 1684,46 1684,48 1684,50 1683,51 1683,53 1683,55 1683,57 1682,58 1682,60">
            <text:p/>
          </draw:polyline>
          <draw:circle draw:style-name="gr13" draw:text-style-name="P1" draw:layer="layout" svg:width="0.303cm" svg:height="0.303cm" svg:x="9.685cm" svg:y="12.26cm" draw:kind="arc" draw:start-angle="242.96" draw:end-angle="297.04">
            <text:p/>
          </draw:circle>
          <draw:line draw:style-name="gr11" draw:text-style-name="P1" draw:layer="layout" svg:x1="9.424cm" svg:y1="12.349cm" svg:x2="9.767cm" svg:y2="12.547cm">
            <text:p/>
          </draw:line>
          <draw:ellipse draw:style-name="gr13" draw:text-style-name="P1" draw:layer="layout" svg:width="0.137cm" svg:height="0.139cm" svg:x="9.39cm" svg:y="12.308cm" draw:kind="arc" draw:start-angle="119.17" draw:end-angle="140.79">
            <text:p/>
          </draw:ellipse>
          <draw:polyline draw:style-name="gr11" draw:text-style-name="P1" draw:layer="layout" svg:width="0.027cm" svg:height="0.078cm" draw:transform="rotate (-3.14159265358979) translate (9.42440793116948cm 12.3488450849885cm)" svg:viewBox="0 0 28 79" draw:points="0,79 1,79 3,77 4,76 6,76 7,74 8,73 10,73 11,72 13,70 14,69 15,67 17,67 17,66 18,65 20,63 21,62 21,60 22,59 24,58 24,56 25,55 25,53 25,52 27,52 27,51 27,49 28,48 28,46 28,45 28,44 28,42 28,41 28,39 28,38 28,37 28,35 28,34 28,32 28,31 27,31 27,30 27,28 25,27 25,25 25,24 24,24 24,22 24,21 22,21 22,20 21,18 21,17 20,15 18,15 17,14 17,13 15,11 14,10 13,8 11,8 10,7 8,6 7,4 6,4 4,3 3,1 1,1 0,0">
            <text:p/>
          </draw:polyline>
          <draw:polyline draw:style-name="gr11" draw:text-style-name="P1" draw:layer="layout" svg:width="0.086cm" svg:height="0.068cm" draw:transform="rotate (-1.5707963267949) translate (9.49325137552372cm 12.2294200837942cm)" svg:viewBox="0 0 87 69" draw:points="87,69 48,0 0,0 41,69">
            <text:p/>
          </draw:polyline>
          <draw:polyline draw:style-name="gr10" draw:text-style-name="P1" draw:layer="layout" svg:width="0.671cm" svg:height="2.327cm" draw:transform="rotate (-1.5707963267949) translate (14.1240267345357cm 17.2284101337841cm)" svg:viewBox="0 0 672 2328" draw:points="0,0 8,0 17,1 25,1 35,1 44,3 52,4 60,6 69,7 77,8 86,10 96,13 104,14 112,17 121,20 129,22 138,25 146,28 155,31 163,35 171,39 178,42 187,46 195,51 204,55 212,60 219,65 228,69 236,74 251,84 267,96 282,108 296,121 312,133 326,146 340,160 354,176 367,190 381,205 393,221 406,237 419,254 430,271 441,288 454,305 464,323 475,341 485,360 496,379 506,399 516,419 525,440 535,461 544,482 554,504 570,551 587,600 603,649 617,702 629,756 639,811 649,868 658,926 663,985 667,1044 670,1104 672,1165 670,1224 667,1284 663,1343 658,1402 649,1460 639,1517 629,1572 617,1627 603,1679 587,1730 570,1777 554,1824 544,1846 535,1867 525,1890 516,1909 506,1930 496,1950 485,1968 475,1987 464,2005 454,2023 441,2040 430,2058 419,2075 406,2091 393,2107 381,2123 367,2138 354,2154 340,2168 326,2182 312,2195 296,2209 282,2220 267,2232 251,2244 236,2254 228,2259 219,2263 212,2269 204,2273 195,2277 187,2282 178,2286 171,2290 163,2293 155,2297 146,2300 138,2303 129,2306 121,2308 112,2311 104,2314 96,2317 86,2318 77,2320 69,2321 60,2322 52,2324 44,2325 35,2327 25,2327 17,2328 8,2328 0,2328">
            <text:p/>
          </draw:polyline>
          <draw:polyline draw:style-name="gr10" draw:text-style-name="P1" draw:layer="layout" svg:width="0.672cm" svg:height="2.327cm" draw:transform="rotate (-1.5707963267949) translate (14.1240267345357cm 14.6937901084379cm)" svg:viewBox="0 0 673 2328" draw:points="0,0 10,0 18,1 27,1 35,1 44,3 52,4 62,6 70,7 79,8 87,10 96,13 104,14 112,17 121,20 129,22 138,25 146,28 155,31 163,35 171,39 180,42 188,46 197,51 204,55 212,60 221,65 228,69 236,74 251,84 267,96 282,108 298,121 312,133 326,146 340,160 354,176 368,190 381,205 393,221 406,237 419,254 431,271 443,288 454,305 465,323 475,341 486,360 496,379 506,399 516,419 525,440 535,461 545,482 554,504 572,551 587,600 603,649 617,702 629,756 641,811 651,868 658,926 665,985 669,1044 672,1104 673,1165 672,1224 669,1284 665,1343 658,1402 651,1460 641,1517 629,1572 617,1627 603,1679 587,1730 572,1777 554,1824 545,1846 535,1867 525,1890 516,1909 506,1930 496,1950 486,1968 475,1987 465,2005 454,2023 443,2040 431,2058 419,2075 406,2091 393,2107 381,2123 368,2138 354,2154 340,2168 326,2182 312,2195 298,2209 282,2220 267,2232 251,2244 236,2254 228,2259 221,2263 212,2269 204,2273 197,2277 188,2282 180,2286 171,2290 163,2293 155,2297 146,2300 138,2303 129,2306 121,2308 112,2311 104,2314 96,2317 87,2318 79,2320 70,2321 62,2322 52,2324 44,2325 35,2327 27,2327 18,2328 10,2328 0,2328">
            <text:p/>
          </draw:polyline>
          <draw:line draw:style-name="gr7" draw:text-style-name="P1" draw:layer="layout" svg:x1="11.181cm" svg:y1="9.503cm" svg:x2="11.208cm" svg:y2="9.488cm">
            <text:p/>
          </draw:line>
          <draw:line draw:style-name="gr7" draw:text-style-name="P1" draw:layer="layout" svg:x1="11.2cm" svg:y1="9.529cm" svg:x2="11.221cm" svg:y2="9.518cm">
            <text:p/>
          </draw:line>
          <draw:polyline draw:style-name="gr7" draw:text-style-name="P1" draw:layer="layout" svg:width="0.025cm" svg:height="0.002cm" draw:transform="skewX (-0.0453785605518525) rotate (-0.94195419730134) translate (11.2073126431192cm 9.48264505632645cm)" svg:viewBox="0 0 26 3" draw:points="0,0 4,3 26,2">
            <text:p/>
          </draw:polyline>
          <draw:polyline draw:style-name="gr7" draw:text-style-name="P1" draw:layer="layout" svg:width="0.054cm" svg:height="0.04cm" draw:transform="rotate (1.5707963267949) translate (11.1806182463287cm 9.5290100567901cm)" svg:viewBox="0 0 55 41" draw:points="1,41 30,41 55,20 53,0 25,0 0,20 1,41">
            <text:p/>
          </draw:polyline>
          <draw:line draw:style-name="gr7" draw:text-style-name="P1" draw:layer="layout" svg:x1="13.121cm" svg:y1="10.637cm" svg:x2="13.142cm" svg:y2="10.626cm">
            <text:p/>
          </draw:line>
          <draw:polyline draw:style-name="gr7" draw:text-style-name="P1" draw:layer="layout" svg:width="0.034cm" svg:height="0.004cm" draw:transform="rotate (0.493928178314395) translate (13.0973232721767cm 10.607656224093cm)" svg:viewBox="0 0 35 5" draw:points="0,5 32,5 35,0">
            <text:p/>
          </draw:polyline>
          <draw:line draw:style-name="gr7" draw:text-style-name="P1" draw:layer="layout" svg:x1="13.142cm" svg:y1="10.614cm" svg:x2="13.128cm" svg:y2="10.597cm">
            <text:p/>
          </draw:line>
          <draw:polyline draw:style-name="gr7" draw:text-style-name="P1" draw:layer="layout" svg:width="0.054cm" svg:height="0.041cm" draw:transform="rotate (1.5707963267949) translate (13.0998048787348cm 10.6375550678756cm)" svg:viewBox="0 0 55 42" draw:points="25,0 53,0 55,21 30,42 1,42 0,21 25,0">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一点鎖線" draw:style="rect" draw:dots1="1" draw:dots1-length="0.1cm" draw:dots2="1" draw:dots2-length="0.5cm" draw:distance="0.1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5cm" fo:margin-bottom="1.5cm" fo:margin-left="1.5cm" fo:margin-right="1.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30T16:33:41</meta:creation-date>
    <dc:date>2017-03-02T21:07:46</dc:date>
    <meta:editing-duration>PT4H7M5S</meta:editing-duration>
    <meta:editing-cycles>31</meta:editing-cycles>
    <meta:generator>LibreOffice/4.0.5.2$MacOSX_x86 LibreOffice_project/5464147a081647a250913f19c0715bca595af2f</meta:generator>
    <meta:print-date>2017-03-02T20:35:28</meta:print-date>
    <meta:document-statistic meta:object-count="269"/>
  </office:meta>
</office:document-meta>
</file>